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38.89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61.91pt"/>
    </style:style>
    <style:style style:name="co5" style:family="table-column">
      <style:table-column-properties fo:break-before="auto" style:column-width="50.74pt"/>
    </style:style>
    <style:style style:name="co6" style:family="table-column">
      <style:table-column-properties fo:break-before="auto" style:column-width="72.26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33.36pt"/>
    </style:style>
    <style:style style:name="co10" style:family="table-column">
      <style:table-column-properties fo:break-before="auto" style:column-width="53.94pt"/>
    </style:style>
    <style:style style:name="co11" style:family="table-column">
      <style:table-column-properties fo:break-before="auto" style:column-width="67.44pt"/>
    </style:style>
    <style:style style:name="co12" style:family="table-column">
      <style:table-column-properties fo:break-before="auto" style:column-width="41.24pt"/>
    </style:style>
    <style:style style:name="co13" style:family="table-column">
      <style:table-column-properties fo:break-before="auto" style:column-width="65.06pt"/>
    </style:style>
    <style:style style:name="co14" style:family="table-column">
      <style:table-column-properties fo:break-before="auto" style:column-width="62.76pt"/>
    </style:style>
    <style:style style:name="co15" style:family="table-column">
      <style:table-column-properties fo:break-before="auto" style:column-width="80.16pt"/>
    </style:style>
    <style:style style:name="co16" style:family="table-column">
      <style:table-column-properties fo:break-before="auto" style:column-width="76.14pt"/>
    </style:style>
    <style:style style:name="co17" style:family="table-column">
      <style:table-column-properties fo:break-before="auto" style:column-width="74.61pt"/>
    </style:style>
    <style:style style:name="co18" style:family="table-column">
      <style:table-column-properties fo:break-before="auto" style:column-width="98.39pt"/>
    </style:style>
    <style:style style:name="co19" style:family="table-column">
      <style:table-column-properties fo:break-before="auto" style:column-width="96.04pt"/>
    </style:style>
    <style:style style:name="co20" style:family="table-column">
      <style:table-column-properties fo:break-before="auto" style:column-width="84.95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PageStyle_5f_TTC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d2e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T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number-columns-repeated="996" table:default-cell-style-name="Default"/>
        <table:table-row table:style-name="ro1">
          <table:table-cell table:style-name="ce1" table:number-columns-repeated="2"/>
          <table:table-cell table:style-name="ce9" office:value-type="string" calcext:value-type="string" table:number-columns-spanned="8" table:number-rows-spanned="1">
            <text:p>fleet</text:p>
          </table:table-cell>
          <table:covered-table-cell table:number-columns-repeated="6" table:style-name="ce10"/>
          <table:covered-table-cell table:style-name="ce13"/>
          <table:table-cell table:style-name="ce14" office:value-type="string" calcext:value-type="string" table:number-columns-spanned="3" table:number-rows-spanned="1">
            <text:p>employees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service</text:p>
          </table:table-cell>
          <table:covered-table-cell table:number-columns-repeated="2"/>
          <table:table-cell table:style-name="ce24" office:value-type="string" calcext:value-type="string" table:number-columns-spanned="8" table:number-rows-spanned="1">
            <text:p>operating revenues</text:p>
          </table:table-cell>
          <table:covered-table-cell table:number-columns-repeated="6" table:style-name="ce10"/>
          <table:covered-table-cell table:style-name="ce13"/>
          <table:table-cell table:style-name="ce11" office:value-type="string" calcext:value-type="string" table:number-columns-spanned="2" table:number-rows-spanned="1">
            <text:p>expenses</text:p>
          </table:table-cell>
          <table:covered-table-cell table:style-name="ce13"/>
          <table:table-cell table:style-name="ce36"/>
          <table:table-cell table:style-name="ce35"/>
          <table:table-cell table:style-name="ce43" table:number-columns-repeated="3"/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2" table:number-rows-spanned="1">
            <text:p>meta</text:p>
          </table:table-cell>
          <table:covered-table-cell table:style-name="ce6"/>
          <table:table-cell table:style-name="ce1"/>
          <table:table-cell table:style-name="ce11" office:value-type="string" calcext:value-type="string" table:number-columns-spanned="3" table:number-rows-spanned="1">
            <text:p>bus</text:p>
          </table:table-cell>
          <table:covered-table-cell table:style-name="ce10"/>
          <table:covered-table-cell table:style-name="ce13"/>
          <table:table-cell table:style-name="ce11" office:value-type="string" calcext:value-type="string" table:number-columns-spanned="3" table:number-rows-spanned="1">
            <text:p>rail</text:p>
          </table:table-cell>
          <table:covered-table-cell table:style-name="ce10"/>
          <table:covered-table-cell table:style-name="ce13"/>
          <table:table-cell table:style-name="ce11" office:value-type="string" calcext:value-type="string">
            <text:p>boat</text:p>
          </table:table-cell>
          <table:table-cell table:style-name="ce11" office:value-type="string" calcext:value-type="string" table:number-columns-spanned="2" table:number-rows-spanned="1">
            <text:p>operators</text:p>
          </table:table-cell>
          <table:covered-table-cell table:style-name="ce13"/>
          <table:table-cell table:style-name="ce11"/>
          <table:table-cell table:style-name="ce20" office:value-type="string" calcext:value-type="string" table:number-columns-spanned="2" table:number-rows-spanned="1">
            <text:p>usage</text:p>
          </table:table-cell>
          <table:covered-table-cell table:style-name="ce13"/>
          <table:table-cell table:style-name="ce23" office:value-type="string" calcext:value-type="string">
            <text:p>provision</text:p>
          </table:table-cell>
          <table:table-cell table:style-name="ce25"/>
          <table:table-cell table:style-name="ce11" office:value-type="string" calcext:value-type="string" table:number-columns-spanned="3" table:number-rows-spanned="1">
            <text:p>income</text:p>
          </table:table-cell>
          <table:covered-table-cell table:style-name="ce10"/>
          <table:covered-table-cell table:style-name="ce13"/>
          <table:table-cell table:style-name="ce11" office:value-type="string" calcext:value-type="string" table:number-columns-spanned="4" table:number-rows-spanned="1">
            <text:p>subsidy</text:p>
          </table:table-cell>
          <table:covered-table-cell table:number-columns-repeated="2" table:style-name="ce10"/>
          <table:covered-table-cell table:style-name="ce13"/>
          <table:table-cell table:style-name="ce33" office:value-type="string" calcext:value-type="string">
            <text:p>operating</text:p>
          </table:table-cell>
          <table:table-cell table:style-name="ce11" office:value-type="string" calcext:value-type="string">
            <text:p>capital</text:p>
          </table:table-cell>
          <table:table-cell table:style-name="ce11" office:value-type="string" calcext:value-type="string" table:number-columns-spanned="2" table:number-rows-spanned="1">
            <text:p>derived variables</text:p>
          </table:table-cell>
          <table:covered-table-cell table:style-name="ce13"/>
          <table:table-cell table:style-name="ce43" table:number-columns-repeated="3"/>
          <table:table-cell table:number-columns-repeated="993"/>
        </table:table-row>
        <table:table-row table:style-name="ro2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Trolley</text:p>
          </table:table-cell>
          <table:table-cell table:style-name="ce1" office:value-type="string" calcext:value-type="string">
            <text:p>Wheeltrans</text:p>
          </table:table-cell>
          <table:table-cell table:style-name="ce1" office:value-type="string" calcext:value-type="string">
            <text:p>Streetcar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SRT</text:p>
          </table:table-cell>
          <table:table-cell table:style-name="ce1" office:value-type="string" calcext:value-type="string">
            <text:p>Ferry</text:p>
          </table:table-cell>
          <table:table-cell table:style-name="ce15" office:value-type="string" calcext:value-type="string">
            <text:p>full-time</text:p>
          </table:table-cell>
          <table:table-cell table:style-name="ce1" office:value-type="string" calcext:value-type="string">
            <text:p>part-time</text:p>
          </table:table-cell>
          <table:table-cell table:style-name="ce1" office:value-type="string" calcext:value-type="string">
            <text:p>total</text:p>
          </table:table-cell>
          <table:table-cell table:style-name="ce21" office:value-type="string" calcext:value-type="string">
            <text:p>unlinked</text:p>
          </table:table-cell>
          <table:table-cell table:style-name="ce22" office:value-type="string" calcext:value-type="string">
            <office:annotation draw:style-name="gr1" draw:text-style-name="P2" svg:width="295.2pt" svg:height="44.99pt" svg:x="790.58pt" svg:y="61.51pt" draw:caption-point-x="-11.54pt" draw:caption-point-y="-23.75pt">
              <dc:date>2020-03-06T00:00:00</dc:date>
              <text:p text:style-name="P1">i.e. revenue passengers</text:p>
              <text:p text:style-name="P1"><text:tab/>-Nate Wessel</text:p>
            </office:annotation>
            <text:p>linked</text:p>
          </table:table-cell>
          <table:table-cell table:style-name="ce22"/>
          <table:table-cell table:number-columns-repeated="2" table:style-name="ce1" office:value-type="string" calcext:value-type="string">
            <text:p>total</text:p>
          </table:table-cell>
          <table:table-cell table:style-name="ce1" office:value-type="string" calcext:value-type="string">
            <office:annotation draw:style-name="gr1" draw:text-style-name="P2" svg:width="297.67pt" svg:height="44.99pt" svg:x="1085.78pt" svg:y="61.51pt" draw:caption-point-x="-11.54pt" draw:caption-point-y="-23.75pt">
              <dc:date>2020-03-06T00:00:00</dc:date>
              <text:p text:style-name="P1">Also known as "passenger services"</text:p>
              <text:p text:style-name="P1"><text:tab/>-Nate Wessel</text:p>
            </office:annotation>
            <text:p>fares</text:p>
          </table:table-cell>
          <table:table-cell table:style-name="ce1" office:value-type="string" calcext:value-type="string">
            <office:annotation draw:style-name="gr1" draw:text-style-name="P2" svg:width="333.3pt" svg:height="44.99pt" svg:x="1148.54pt" svg:y="61.51pt" draw:caption-point-x="-11.54pt" draw:caption-point-y="-23.75pt">
              <dc:date>2020-03-06T00:00:00</dc:date>
              <text:p text:style-name="P1">e.g. property rental income, interest, advertising</text:p>
              <text:p text:style-name="P1"><text:tab/>-Nate Wessel</text:p>
            </office:annotation>
            <text:p>other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unicipal</text:p>
            <text:p/>
          </table:table-cell>
          <table:table-cell table:style-name="ce1" office:value-type="string" calcext:value-type="string">
            <text:p>provincial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total</text:p>
          </table:table-cell>
          <table:table-cell table:style-name="ce35"/>
          <table:table-cell table:style-name="ce35" office:value-type="string" calcext:value-type="string">
            <text:p>recovery ratio</text:p>
          </table:table-cell>
          <table:table-cell table:style-name="ce35" office:value-type="string" calcext:value-type="string">
            <text:p>average fare</text:p>
          </table:table-cell>
          <table:table-cell table:style-name="ce43" table:number-columns-repeated="3"/>
          <table:table-cell table:number-columns-repeated="993"/>
        </table:table-row>
        <table:table-row table:style-name="ro2">
          <table:table-cell table:style-name="ce3" office:value-type="float" office:value="1960" calcext:value-type="float">
            <text:p>196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4]+[.E4]+[.G4]+[.H4]" office:value-type="float" office:value="1751" calcext:value-type="float">
            <text:p>1,751</text:p>
          </table:table-cell>
          <table:table-cell table:style-name="ce7" office:value-type="float" office:value="597" calcext:value-type="float">
            <text:p>597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69" calcext:value-type="float">
            <text:p>869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6"/>
          <table:table-cell table:style-name="ce5"/>
          <table:table-cell table:style-name="ce17" office:value-type="float" office:value="5600" calcext:value-type="float">
            <text:p>5,600</text:p>
          </table:table-cell>
          <table:table-cell table:style-name="ce16"/>
          <table:table-cell table:style-name="ce17" office:value-type="float" office:value="282228000" calcext:value-type="float">
            <text:p>282,228,000</text:p>
          </table:table-cell>
          <table:table-cell table:style-name="ce18"/>
          <table:table-cell table:style-name="ce26"/>
          <table:table-cell table:style-name="ce27" office:value-type="currency" office:value="41222115" calcext:value-type="currency">
            <text:p>$41,222,115</text:p>
          </table:table-cell>
          <table:table-cell table:style-name="ce27" office:value-type="currency" office:value="39752478" calcext:value-type="currency">
            <text:p>$39,752,478</text:p>
          </table:table-cell>
          <table:table-cell table:style-name="ce26" table:formula="of:=[.R4]-[.S4]" office:value-type="currency" office:value="1469637" calcext:value-type="currency">
            <text:p>$1,469,637</text:p>
          </table:table-cell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 table:formula="of:=[.S4]/[.O4]" office:value-type="currency" office:currency="USD" office:value="0.140852353416387" calcext:value-type="currency">
            <text:p>$0.14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1" calcext:value-type="float">
            <text:p>196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5]+[.E5]+[.G5]+[.H5]" office:value-type="float" office:value="1695" calcext:value-type="float">
            <text:p>1,695</text:p>
          </table:table-cell>
          <table:table-cell table:style-name="ce7" office:value-type="float" office:value="574" calcext:value-type="float">
            <text:p>57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36" calcext:value-type="float">
            <text:p>83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6"/>
          <table:table-cell table:style-name="ce5"/>
          <table:table-cell table:style-name="ce17" office:value-type="float" office:value="5600" calcext:value-type="float">
            <text:p>5,600</text:p>
          </table:table-cell>
          <table:table-cell table:style-name="ce16"/>
          <table:table-cell table:style-name="ce17" office:value-type="float" office:value="267582600" calcext:value-type="float">
            <text:p>267,582,600</text:p>
          </table:table-cell>
          <table:table-cell table:style-name="ce18"/>
          <table:table-cell table:style-name="ce26"/>
          <table:table-cell table:style-name="ce27" office:value-type="currency" office:value="40620852" calcext:value-type="currency">
            <text:p>$40,620,852</text:p>
          </table:table-cell>
          <table:table-cell table:style-name="ce27" office:value-type="currency" office:value="39340172" calcext:value-type="currency">
            <text:p>$39,340,172</text:p>
          </table:table-cell>
          <table:table-cell table:style-name="ce26" table:formula="of:=[.R5]-[.S5]" office:value-type="currency" office:value="1280680" calcext:value-type="currency">
            <text:p>$1,280,680</text:p>
          </table:table-cell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 table:formula="of:=[.S5]/[.O5]" office:value-type="currency" office:currency="USD" office:value="0.147020665768253" calcext:value-type="currency">
            <text:p>$0.15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2" calcext:value-type="float">
            <text:p>196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6]+[.E6]+[.G6]+[.H6]" office:value-type="float" office:value="1737" calcext:value-type="float">
            <text:p>1,737</text:p>
          </table:table-cell>
          <table:table-cell table:style-name="ce7" office:value-type="float" office:value="604" calcext:value-type="float">
            <text:p>60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16" calcext:value-type="float">
            <text:p>816</text:p>
          </table:table-cell>
          <table:table-cell table:style-name="ce7" office:value-type="float" office:value="172" calcext:value-type="float">
            <text:p>17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5560" calcext:value-type="float">
            <text:p>5,560</text:p>
          </table:table-cell>
          <table:table-cell table:style-name="ce16"/>
          <table:table-cell table:style-name="ce17" office:value-type="float" office:value="268804600" calcext:value-type="float">
            <text:p>268,804,600</text:p>
          </table:table-cell>
          <table:table-cell table:style-name="ce18"/>
          <table:table-cell table:style-name="ce26"/>
          <table:table-cell table:style-name="ce27" office:value-type="currency" office:value="40651143" calcext:value-type="currency">
            <text:p>$40,651,143</text:p>
          </table:table-cell>
          <table:table-cell table:style-name="ce27" office:value-type="currency" office:value="39246169" calcext:value-type="currency">
            <text:p>$39,246,169</text:p>
          </table:table-cell>
          <table:table-cell table:style-name="ce26" table:formula="of:=[.R6]-[.S6]" office:value-type="currency" office:value="1404974" calcext:value-type="currency">
            <text:p>$1,404,974</text:p>
          </table:table-cell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 table:formula="of:=[.S6]/[.O6]" office:value-type="currency" office:currency="USD" office:value="0.146002594449649" calcext:value-type="currency">
            <text:p>$0.15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3" calcext:value-type="float">
            <text:p>196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7]+[.E7]+[.G7]+[.H7]" office:value-type="float" office:value="1791" calcext:value-type="float">
            <text:p>1,791</text:p>
          </table:table-cell>
          <table:table-cell table:style-name="ce7" office:value-type="float" office:value="714" calcext:value-type="float">
            <text:p>714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170" calcext:value-type="float">
            <text:p>17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5640" calcext:value-type="float">
            <text:p>5,640</text:p>
          </table:table-cell>
          <table:table-cell table:style-name="ce16"/>
          <table:table-cell table:style-name="ce17" office:value-type="float" office:value="271103300" calcext:value-type="float">
            <text:p>271,103,300</text:p>
          </table:table-cell>
          <table:table-cell table:style-name="ce18"/>
          <table:table-cell table:style-name="ce26"/>
          <table:table-cell table:style-name="ce27" office:value-type="currency" office:value="41358509" calcext:value-type="currency">
            <text:p>$41,358,509</text:p>
          </table:table-cell>
          <table:table-cell table:style-name="ce27" office:value-type="currency" office:value="39850604" calcext:value-type="currency">
            <text:p>$39,850,604</text:p>
          </table:table-cell>
          <table:table-cell table:style-name="ce26" table:formula="of:=[.R7]-[.S7]" office:value-type="currency" office:value="1507905" calcext:value-type="currency">
            <text:p>$1,507,905</text:p>
          </table:table-cell>
          <table:table-cell table:style-name="ce31" table:formula="of:=[.V7]" office:value-type="currency" office:value="2500000" calcext:value-type="currency">
            <text:p>$2,500,000</text:p>
          </table:table-cell>
          <table:table-cell table:style-name="ce31" office:value-type="currency" office:value="2500000" calcext:value-type="currency">
            <text:p>$2,500,000</text:p>
          </table:table-cell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7" office:value-type="currency" office:value="41613793" calcext:value-type="currency">
            <text:p>$41,613,793</text:p>
          </table:table-cell>
          <table:table-cell table:style-name="ce26"/>
          <table:table-cell table:style-name="ce37" table:formula="of:=[.R7]/[.Y7]" office:value-type="percentage" office:value="0.993865399388131" calcext:value-type="percentage">
            <text:p>99.39%</text:p>
          </table:table-cell>
          <table:table-cell table:style-name="ce40" table:formula="of:=[.S7]/[.O7]" office:value-type="currency" office:currency="USD" office:value="0.146994167905739" calcext:value-type="currency">
            <text:p>$0.15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4" calcext:value-type="float">
            <text:p>196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8]+[.E8]+[.G8]+[.H8]" office:value-type="float" office:value="1802" calcext:value-type="float">
            <text:p>1,802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170" calcext:value-type="float">
            <text:p>17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5844" calcext:value-type="float">
            <text:p>5,844</text:p>
          </table:table-cell>
          <table:table-cell table:style-name="ce16"/>
          <table:table-cell table:style-name="ce18" table:formula="of:=[.O9]-12747484" office:value-type="float" office:value="275291005" calcext:value-type="float">
            <text:p>275,291,005</text:p>
          </table:table-cell>
          <table:table-cell table:style-name="ce18"/>
          <table:table-cell table:style-name="ce26"/>
          <table:table-cell table:style-name="ce27" office:value-type="currency" office:value="47951951" calcext:value-type="currency">
            <text:p>$47,951,951</text:p>
          </table:table-cell>
          <table:table-cell table:style-name="ce27" office:value-type="currency" office:value="46248806" calcext:value-type="currency">
            <text:p>$46,248,806</text:p>
          </table:table-cell>
          <table:table-cell table:style-name="ce26" table:formula="of:=[.R8]-[.S8]" office:value-type="currency" office:value="1703145" calcext:value-type="currency">
            <text:p>$1,703,145</text:p>
          </table:table-cell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7" office:value-type="currency" office:value="42770698" calcext:value-type="currency">
            <text:p>$42,770,698</text:p>
          </table:table-cell>
          <table:table-cell table:style-name="ce26"/>
          <table:table-cell table:style-name="ce37" table:formula="of:=[.R8]/[.Y8]" office:value-type="percentage" office:value="1.12114024886851" calcext:value-type="percentage">
            <text:p>112.11%</text:p>
          </table:table-cell>
          <table:table-cell table:style-name="ce40" table:formula="of:=[.S8]/[.O8]" office:value-type="currency" office:currency="USD" office:value="0.167999699082068" calcext:value-type="currency">
            <text:p>$0.17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5" calcext:value-type="float">
            <text:p>1965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9]+[.E9]+[.G9]+[.H9]" office:value-type="float" office:value="2037" calcext:value-type="float">
            <text:p>2,037</text:p>
          </table:table-cell>
          <table:table-cell table:style-name="ce7" office:value-type="float" office:value="812" calcext:value-type="float">
            <text:p>81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38" calcext:value-type="float">
            <text:p>738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6030" calcext:value-type="float">
            <text:p>6,030</text:p>
          </table:table-cell>
          <table:table-cell table:style-name="ce16"/>
          <table:table-cell table:style-name="ce17" office:value-type="float" office:value="288038489" calcext:value-type="float">
            <text:p>288,038,489</text:p>
          </table:table-cell>
          <table:table-cell table:style-name="ce18"/>
          <table:table-cell table:style-name="ce26"/>
          <table:table-cell table:style-name="ce27" office:value-type="currency" office:value="50086720" calcext:value-type="currency">
            <text:p>$50,086,720</text:p>
          </table:table-cell>
          <table:table-cell table:style-name="ce27" office:value-type="currency" office:value="48388055" calcext:value-type="currency">
            <text:p>$48,388,055</text:p>
          </table:table-cell>
          <table:table-cell table:style-name="ce26" table:formula="of:=[.R9]-[.S9]" office:value-type="currency" office:value="1698665" calcext:value-type="currency">
            <text:p>$1,698,665</text:p>
          </table:table-cell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7" office:value-type="currency" office:value="44745984" calcext:value-type="currency">
            <text:p>$44,745,984</text:p>
          </table:table-cell>
          <table:table-cell table:style-name="ce26"/>
          <table:table-cell table:style-name="ce37" table:formula="of:=[.R9]/[.Y9]" office:value-type="percentage" office:value="1.11935676730229" calcext:value-type="percentage">
            <text:p>111.94%</text:p>
          </table:table-cell>
          <table:table-cell table:style-name="ce40" table:formula="of:=[.S9]/[.O9]" office:value-type="currency" office:currency="USD" office:value="0.167991629063156" calcext:value-type="currency">
            <text:p>$0.17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6" calcext:value-type="float">
            <text:p>196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0]+[.E10]+[.G10]+[.H10]" office:value-type="float" office:value="2046" calcext:value-type="float">
            <text:p>2,046</text:p>
          </table:table-cell>
          <table:table-cell table:style-name="ce7" office:value-type="float" office:value="868" calcext:value-type="float">
            <text:p>868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91" calcext:value-type="float">
            <text:p>691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6068" calcext:value-type="float">
            <text:p>6,068</text:p>
          </table:table-cell>
          <table:table-cell table:style-name="ce16"/>
          <table:table-cell table:style-name="ce17" office:value-type="float" office:value="307148930" calcext:value-type="float">
            <text:p>307,148,930</text:p>
          </table:table-cell>
          <table:table-cell table:style-name="ce18"/>
          <table:table-cell table:style-name="ce26" table:number-columns-repeated="4"/>
          <table:table-cell table:number-columns-repeated="2" table:style-name="ce3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7" calcext:value-type="float">
            <text:p>196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1]+[.E11]+[.G11]+[.H11]" office:value-type="float" office:value="2101" calcext:value-type="float">
            <text:p>2,101</text:p>
          </table:table-cell>
          <table:table-cell table:style-name="ce7" office:value-type="float" office:value="939" calcext:value-type="float">
            <text:p>939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75" calcext:value-type="float">
            <text:p>675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6328" calcext:value-type="float">
            <text:p>6,328</text:p>
          </table:table-cell>
          <table:table-cell table:style-name="ce18"/>
          <table:table-cell table:style-name="ce17" office:value-type="float" office:value="314413486" calcext:value-type="float">
            <text:p>314,413,486</text:p>
          </table:table-cell>
          <table:table-cell table:style-name="ce18"/>
          <table:table-cell table:style-name="ce26" table:number-columns-repeated="4"/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8" calcext:value-type="float">
            <text:p>196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2]+[.E12]+[.G12]+[.H12]" office:value-type="float" office:value="1972" calcext:value-type="float">
            <text:p>1,972</text:p>
          </table:table-cell>
          <table:table-cell table:style-name="ce7" office:value-type="float" office:value="942" calcext:value-type="float">
            <text:p>94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43" calcext:value-type="float">
            <text:p>543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6490" calcext:value-type="float">
            <text:p>6,490</text:p>
          </table:table-cell>
          <table:table-cell table:style-name="ce18"/>
          <table:table-cell table:style-name="ce17" office:value-type="float" office:value="323481655" calcext:value-type="float">
            <text:p>323,481,655</text:p>
          </table:table-cell>
          <table:table-cell table:style-name="ce18"/>
          <table:table-cell table:style-name="ce26" table:number-columns-repeated="4"/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9" calcext:value-type="float">
            <text:p>196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3]+[.E13]+[.G13]+[.H13]" office:value-type="float" office:value="1935" calcext:value-type="float">
            <text:p>1,935</text:p>
          </table:table-cell>
          <table:table-cell table:style-name="ce7" office:value-type="float" office:value="1003" calcext:value-type="float">
            <text:p>1,00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46" calcext:value-type="float">
            <text:p>446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6529" calcext:value-type="float">
            <text:p>6,529</text:p>
          </table:table-cell>
          <table:table-cell table:style-name="ce18"/>
          <table:table-cell table:style-name="ce18" table:formula="of:=[.O14]-1423228" office:value-type="float" office:value="322193404" calcext:value-type="float">
            <text:p>322,193,404</text:p>
          </table:table-cell>
          <table:table-cell table:style-name="ce18"/>
          <table:table-cell table:style-name="ce26"/>
          <table:table-cell table:style-name="ce26" table:formula="of:=[.S13]+[.T13]" office:value-type="currency" office:value="79002886" calcext:value-type="currency">
            <text:p>$79,002,886</text:p>
          </table:table-cell>
          <table:table-cell table:style-name="ce27" office:value-type="currency" office:value="76790184" calcext:value-type="currency">
            <text:p>$76,790,184</text:p>
          </table:table-cell>
          <table:table-cell table:style-name="ce27" office:value-type="currency" office:value="2212702" calcext:value-type="currency">
            <text:p>$2,212,702</text:p>
          </table:table-cell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 table:formula="of:=[.S13]/[.O13]" office:value-type="currency" office:currency="USD" office:value="0.238335679894924" calcext:value-type="currency">
            <text:p>$0.24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0" calcext:value-type="float">
            <text:p>197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4]+[.E14]+[.G14]+[.H14]" office:value-type="float" office:value="1886" calcext:value-type="float">
            <text:p>1,886</text:p>
          </table:table-cell>
          <table:table-cell table:style-name="ce7" office:value-type="float" office:value="963" calcext:value-type="float">
            <text:p>96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6535" calcext:value-type="float">
            <text:p>6,535</text:p>
          </table:table-cell>
          <table:table-cell table:style-name="ce18"/>
          <table:table-cell table:style-name="ce17" office:value-type="float" office:value="323616632" calcext:value-type="float">
            <text:p>323,616,632</text:p>
          </table:table-cell>
          <table:table-cell table:style-name="ce18"/>
          <table:table-cell table:style-name="ce26"/>
          <table:table-cell table:style-name="ce26" table:formula="of:=[.S14]+[.T14]" office:value-type="currency" office:value="81722677" calcext:value-type="currency">
            <text:p>$81,722,677</text:p>
          </table:table-cell>
          <table:table-cell table:style-name="ce27" office:value-type="currency" office:value="78359934" calcext:value-type="currency">
            <text:p>$78,359,934</text:p>
          </table:table-cell>
          <table:table-cell table:style-name="ce27" office:value-type="currency" office:value="3362743" calcext:value-type="currency">
            <text:p>$3,362,743</text:p>
          </table:table-cell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 table:formula="of:=[.S14]/[.O14]" office:value-type="currency" office:currency="USD" office:value="0.242138154382621" calcext:value-type="currency">
            <text:p>$0.24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1" calcext:value-type="float">
            <text:p>197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5]+[.E15]+[.G15]+[.H15]" office:value-type="float" office:value="1871" calcext:value-type="float">
            <text:p>1,871</text:p>
          </table:table-cell>
          <table:table-cell table:style-name="ce7" office:value-type="float" office:value="963" calcext:value-type="float">
            <text:p>96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6815" calcext:value-type="float">
            <text:p>6,815</text:p>
          </table:table-cell>
          <table:table-cell table:style-name="ce18"/>
          <table:table-cell table:style-name="ce17" office:value-type="float" office:value="330495450" calcext:value-type="float">
            <text:p>330,495,450</text:p>
          </table:table-cell>
          <table:table-cell table:style-name="ce18"/>
          <table:table-cell table:style-name="ce26" table:number-columns-repeated="4"/>
          <table:table-cell table:style-name="ce27" office:value-type="currency" office:value="2878889" calcext:value-type="currency">
            <text:p>$2,878,889</text:p>
          </table:table-cell>
          <table:table-cell table:style-name="ce26" table:formula="of:=[.U15]/2" office:value-type="currency" office:value="1439444.5" calcext:value-type="currency">
            <text:p>$1,439,445</text:p>
          </table:table-cell>
          <table:table-cell table:style-name="ce26" table:formula="of:=[.U15]/2" office:value-type="currency" office:value="1439444.5" calcext:value-type="currency">
            <text:p>$1,439,445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2" calcext:value-type="float">
            <text:p>197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6]+[.E16]+[.G16]+[.H16]" office:value-type="float" office:value="1986" calcext:value-type="float">
            <text:p>1,986</text:p>
          </table:table-cell>
          <table:table-cell table:style-name="ce7" office:value-type="float" office:value="1006" calcext:value-type="float">
            <text:p>1,006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18" calcext:value-type="float">
            <text:p>418</text:p>
          </table:table-cell>
          <table:table-cell table:style-name="ce7" office:value-type="float" office:value="410" calcext:value-type="float">
            <text:p>4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7042" calcext:value-type="float">
            <text:p>7,042</text:p>
          </table:table-cell>
          <table:table-cell table:style-name="ce18"/>
          <table:table-cell table:style-name="ce17" office:value-type="float" office:value="345994178" calcext:value-type="float">
            <text:p>345,994,178</text:p>
          </table:table-cell>
          <table:table-cell table:style-name="ce18"/>
          <table:table-cell table:style-name="ce26" table:number-columns-repeated="4"/>
          <table:table-cell table:style-name="ce27" office:value-type="currency" office:value="6173124" calcext:value-type="currency">
            <text:p>$6,173,124</text:p>
          </table:table-cell>
          <table:table-cell table:style-name="ce26" table:formula="of:=[.U16]/2" office:value-type="currency" office:value="3086562" calcext:value-type="currency">
            <text:p>$3,086,562</text:p>
          </table:table-cell>
          <table:table-cell table:style-name="ce26" table:formula="of:=[.U16]/2" office:value-type="currency" office:value="3086562" calcext:value-type="currency">
            <text:p>$3,086,562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3" calcext:value-type="float">
            <text:p>197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7]+[.E17]+[.G17]+[.H17]" office:value-type="float" office:value="2052" calcext:value-type="float">
            <text:p>2,052</text:p>
          </table:table-cell>
          <table:table-cell table:style-name="ce7" office:value-type="float" office:value="1097" calcext:value-type="float">
            <text:p>1,097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410" calcext:value-type="float">
            <text:p>4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7330" calcext:value-type="float">
            <text:p>7,330</text:p>
          </table:table-cell>
          <table:table-cell table:style-name="ce18"/>
          <table:table-cell table:style-name="ce17" office:value-type="float" office:value="329027000" calcext:value-type="float">
            <text:p>329,027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17866271" calcext:value-type="currency">
            <text:p>$17,866,271</text:p>
          </table:table-cell>
          <table:table-cell table:style-name="ce26" table:formula="of:=[.U17]/2" office:value-type="currency" office:value="8933135.5" calcext:value-type="currency">
            <text:p>$8,933,136</text:p>
          </table:table-cell>
          <table:table-cell table:style-name="ce26" table:formula="of:=[.U17]/2" office:value-type="currency" office:value="8933135.5" calcext:value-type="currency">
            <text:p>$8,933,136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4" calcext:value-type="float">
            <text:p>197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121" calcext:value-type="float">
            <text:p>2,121</text:p>
          </table:table-cell>
          <table:table-cell table:style-name="ce7" office:value-type="float" office:value="1165" calcext:value-type="float">
            <text:p>1,165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416" calcext:value-type="float">
            <text:p>41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7565" calcext:value-type="float">
            <text:p>7,565</text:p>
          </table:table-cell>
          <table:table-cell table:style-name="ce18"/>
          <table:table-cell table:style-name="ce17" office:value-type="float" office:value="329796000" calcext:value-type="float">
            <text:p>329,796,000</text:p>
          </table:table-cell>
          <table:table-cell table:style-name="ce18"/>
          <table:table-cell/>
          <table:table-cell table:style-name="ce27" office:value-type="currency" office:value="84322733" calcext:value-type="currency">
            <text:p>$84,322,733</text:p>
          </table:table-cell>
          <table:table-cell table:style-name="ce27" office:value-type="currency" office:value="80618925" calcext:value-type="currency">
            <text:p>$80,618,925</text:p>
          </table:table-cell>
          <table:table-cell table:style-name="ce26" table:formula="of:=[.R18]-[.S18]" office:value-type="currency" office:value="3703807.99999998" calcext:value-type="currency">
            <text:p>$3,703,808</text:p>
          </table:table-cell>
          <table:table-cell table:style-name="ce27" office:value-type="currency" office:value="34205148" calcext:value-type="currency">
            <text:p>$34,205,148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7"/>
          <table:table-cell table:style-name="ce40" table:formula="of:=[.S18]/[.O18]" office:value-type="currency" office:currency="USD" office:value="0.244450887821562" calcext:value-type="currency">
            <text:p>$0.24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5" calcext:value-type="float">
            <text:p>19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255" calcext:value-type="float">
            <text:p>2,255</text:p>
          </table:table-cell>
          <table:table-cell table:style-name="ce7" office:value-type="float" office:value="1218" calcext:value-type="float">
            <text:p>1,218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office:annotation draw:style-name="gr1" draw:text-style-name="P2" svg:width="184.96pt" svg:height="61.68pt" svg:x="315.18pt" svg:y="317.17pt" draw:caption-point-x="-11.54pt" draw:caption-point-y="-15.39pt">
              <dc:date>2020-03-06T00:00:00</dc:date>
              <text:p text:style-name="P1">Wheeltrans is administered by TTC but operated by a contractor - TTC does not directly own/operate the vehicles between 1975 and 1983</text:p>
              <text:p text:style-name="P1"><text:tab/>-Nate Wessel</text:p>
            </office:annotation>
            <text:p>0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float" office:value="498" calcext:value-type="float">
            <text:p>49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8047" calcext:value-type="float">
            <text:p>8,047</text:p>
          </table:table-cell>
          <table:table-cell table:style-name="ce18"/>
          <table:table-cell table:style-name="ce17" office:value-type="float" office:value="357539000" calcext:value-type="float">
            <text:p>357,539,000</text:p>
          </table:table-cell>
          <table:table-cell table:style-name="ce18"/>
          <table:table-cell table:style-name="ce26"/>
          <table:table-cell table:style-name="ce27" office:value-type="currency" office:value="107863215" calcext:value-type="currency">
            <text:p>$107,863,215</text:p>
          </table:table-cell>
          <table:table-cell table:style-name="ce27" office:value-type="currency" office:value="103925560" calcext:value-type="currency">
            <text:p>$103,925,560</text:p>
          </table:table-cell>
          <table:table-cell table:style-name="ce26" table:formula="of:=[.R19]-[.S19]" office:value-type="currency" office:value="3937655" calcext:value-type="currency">
            <text:p>$3,937,655</text:p>
          </table:table-cell>
          <table:table-cell table:style-name="ce27" office:value-type="currency" office:value="38157195" calcext:value-type="currency">
            <text:p>$38,157,195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7"/>
          <table:table-cell table:style-name="ce40" table:formula="of:=[.S19]/[.O19]" office:value-type="currency" office:currency="USD" office:value="0.290669157770201" calcext:value-type="currency">
            <text:p>$0.29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6" calcext:value-type="float">
            <text:p>197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0:.I20])" office:value-type="float" office:value="2222" calcext:value-type="float">
            <text:p>2,222</text:p>
          </table:table-cell>
          <table:table-cell table:style-name="ce7" office:value-type="float" office:value="1219" calcext:value-type="float">
            <text:p>1,219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494" calcext:value-type="float">
            <text:p>49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8" table:number-columns-repeated="2"/>
          <table:table-cell table:style-name="ce17" office:value-type="float" office:value="350600000" calcext:value-type="float">
            <text:p>350,600,000</text:p>
          </table:table-cell>
          <table:table-cell table:style-name="ce17" office:value-type="string" calcext:value-type="string">
            <text:p/>
            <text:p/>
          </table:table-cell>
          <table:table-cell table:style-name="ce26"/>
          <table:table-cell table:style-name="ce27" office:value-type="currency" office:value="132100000" calcext:value-type="currency">
            <text:p>$132,100,000</text:p>
          </table:table-cell>
          <table:table-cell table:style-name="ce26" table:number-columns-repeated="2"/>
          <table:table-cell table:style-name="ce27" office:value-type="currency" office:value="35600000" calcext:value-type="currency">
            <text:p>$35,6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728" calcext:value-type="percentage">
            <text:p>72.8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7" calcext:value-type="float">
            <text:p>197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1:.I21])" office:value-type="float" office:value="2274" calcext:value-type="float">
            <text:p>2,274</text:p>
          </table:table-cell>
          <table:table-cell table:style-name="ce7" office:value-type="float" office:value="1235" calcext:value-type="float">
            <text:p>1,235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4" calcext:value-type="float">
            <text:p>354</text:p>
          </table:table-cell>
          <table:table-cell table:style-name="ce7" office:value-type="float" office:value="534" calcext:value-type="float">
            <text:p>5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8" table:number-columns-repeated="2"/>
          <table:table-cell table:style-name="ce17" office:value-type="float" office:value="348700000" calcext:value-type="float">
            <text:p>348,700,000</text:p>
          </table:table-cell>
          <table:table-cell table:style-name="ce18"/>
          <table:table-cell table:style-name="ce26"/>
          <table:table-cell table:style-name="ce27" office:value-type="currency" office:value="137700000" calcext:value-type="currency">
            <text:p>$137,700,000</text:p>
          </table:table-cell>
          <table:table-cell table:style-name="ce26" table:number-columns-repeated="2"/>
          <table:table-cell table:style-name="ce27" office:value-type="currency" office:value="42300000" calcext:value-type="currency">
            <text:p>$42,3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716" calcext:value-type="percentage">
            <text:p>71.6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8" calcext:value-type="float">
            <text:p>197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2:.I22])" office:value-type="float" office:value="2304" calcext:value-type="float">
            <text:p>2,304</text:p>
          </table:table-cell>
          <table:table-cell table:style-name="ce7" office:value-type="float" office:value="1219" calcext:value-type="float">
            <text:p>1,219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590" calcext:value-type="float">
            <text:p>59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8" table:number-columns-repeated="2"/>
          <table:table-cell table:style-name="ce17" office:value-type="float" office:value="337600000" calcext:value-type="float">
            <text:p>337,600,000</text:p>
          </table:table-cell>
          <table:table-cell table:style-name="ce18"/>
          <table:table-cell table:style-name="ce26"/>
          <table:table-cell table:style-name="ce27" office:value-type="currency" office:value="146000000" calcext:value-type="currency">
            <text:p>$146,000,000</text:p>
          </table:table-cell>
          <table:table-cell table:style-name="ce26" table:number-columns-repeated="2"/>
          <table:table-cell table:style-name="ce27" office:value-type="currency" office:value="50400000" calcext:value-type="currency">
            <text:p>$50,4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69" calcext:value-type="percentage">
            <text:p>69.0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9" calcext:value-type="float">
            <text:p>197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3:.I23])" office:value-type="float" office:value="2359" calcext:value-type="float">
            <text:p>2,359</text:p>
          </table:table-cell>
          <table:table-cell table:style-name="ce7" office:value-type="float" office:value="1231" calcext:value-type="float">
            <text:p>1,231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-</text:p>
          </table:table-cell>
          <table:table-cell table:style-name="ce7" table:formula="of:=342+17" office:value-type="float" office:value="359" calcext:value-type="float">
            <text:p>359</text:p>
          </table:table-cell>
          <table:table-cell table:style-name="ce7" office:value-type="float" office:value="618" calcext:value-type="float">
            <text:p>61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8" table:number-columns-repeated="2"/>
          <table:table-cell table:style-name="ce17" office:value-type="float" office:value="346200000" calcext:value-type="float">
            <text:p>346,200,000</text:p>
          </table:table-cell>
          <table:table-cell table:style-name="ce18"/>
          <table:table-cell table:style-name="ce26"/>
          <table:table-cell table:style-name="ce27" office:value-type="currency" office:value="165900000" calcext:value-type="currency">
            <text:p>$165,900,000</text:p>
          </table:table-cell>
          <table:table-cell table:style-name="ce26" table:number-columns-repeated="2"/>
          <table:table-cell table:style-name="ce27" office:value-type="currency" office:value="45700000" calcext:value-type="currency">
            <text:p>$45,7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729" calcext:value-type="percentage">
            <text:p>72.9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0" calcext:value-type="float">
            <text:p>198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4:.I24])" office:value-type="float" office:value="2445" calcext:value-type="float">
            <text:p>2,445</text:p>
          </table:table-cell>
          <table:table-cell table:style-name="ce7" office:value-type="float" office:value="1262" calcext:value-type="float">
            <text:p>1,262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311+89" office:value-type="float" office:value="400" calcext:value-type="float">
            <text:p>400</text:p>
          </table:table-cell>
          <table:table-cell table:style-name="ce7" office:value-type="float" office:value="632" calcext:value-type="float">
            <text:p>6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8" table:number-columns-repeated="2"/>
          <table:table-cell table:style-name="ce17" office:value-type="float" office:value="366400000" calcext:value-type="float">
            <text:p>366,400,000</text:p>
          </table:table-cell>
          <table:table-cell table:style-name="ce18"/>
          <table:table-cell table:style-name="ce26"/>
          <table:table-cell table:style-name="ce27" office:value-type="currency" office:value="183600000" calcext:value-type="currency">
            <text:p>$183,600,000</text:p>
          </table:table-cell>
          <table:table-cell table:style-name="ce26" table:number-columns-repeated="2"/>
          <table:table-cell table:style-name="ce27" office:value-type="currency" office:value="53200000" calcext:value-type="currency">
            <text:p>$53,2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713" calcext:value-type="percentage">
            <text:p>71.3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1" calcext:value-type="float">
            <text:p>198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5:.I25])" office:value-type="float" office:value="2632" calcext:value-type="float">
            <text:p>2,632</text:p>
          </table:table-cell>
          <table:table-cell table:style-name="ce7" office:value-type="float" office:value="1403" calcext:value-type="float">
            <text:p>1,403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258+188" office:value-type="float" office:value="446" calcext:value-type="float">
            <text:p>446</text:p>
          </table:table-cell>
          <table:table-cell table:style-name="ce7" office:value-type="float" office:value="632" calcext:value-type="float">
            <text:p>6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8" table:number-columns-repeated="2"/>
          <table:table-cell table:style-name="ce17" office:value-type="float" office:value="392000000" calcext:value-type="float">
            <text:p>392,000,000</text:p>
          </table:table-cell>
          <table:table-cell table:style-name="ce18"/>
          <table:table-cell table:style-name="ce26"/>
          <table:table-cell table:style-name="ce27" office:value-type="currency" office:value="215000000" calcext:value-type="currency">
            <text:p>$215,000,000</text:p>
          </table:table-cell>
          <table:table-cell table:style-name="ce26" table:number-columns-repeated="2"/>
          <table:table-cell table:style-name="ce27" office:value-type="currency" office:value="69400000" calcext:value-type="currency">
            <text:p>$69,4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711" calcext:value-type="percentage">
            <text:p>71.1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2" calcext:value-type="float">
            <text:p>198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6:.I26])" office:value-type="float" office:value="2713" calcext:value-type="float">
            <text:p>2,713</text:p>
          </table:table-cell>
          <table:table-cell table:style-name="ce7" office:value-type="float" office:value="1556" calcext:value-type="float">
            <text:p>1,556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78+196" office:value-type="float" office:value="374" calcext:value-type="float">
            <text:p>374</text:p>
          </table:table-cell>
          <table:table-cell table:style-name="ce7" office:value-type="float" office:value="632" calcext:value-type="float">
            <text:p>6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8" table:number-columns-repeated="2"/>
          <table:table-cell table:style-name="ce17" office:value-type="float" office:value="401200000" calcext:value-type="float">
            <text:p>401,200,000</text:p>
          </table:table-cell>
          <table:table-cell table:style-name="ce18"/>
          <table:table-cell table:style-name="ce26"/>
          <table:table-cell table:style-name="ce27" office:value-type="currency" office:value="240900000" calcext:value-type="currency">
            <text:p>$240,900,000</text:p>
          </table:table-cell>
          <table:table-cell table:style-name="ce26" table:number-columns-repeated="2"/>
          <table:table-cell table:style-name="ce27" office:value-type="currency" office:value="92900000" calcext:value-type="currency">
            <text:p>$92,9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686" calcext:value-type="percentage">
            <text:p>68.6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3" calcext:value-type="float">
            <text:p>198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7:.I27])" office:value-type="float" office:value="2715" calcext:value-type="float">
            <text:p>2,715</text:p>
          </table:table-cell>
          <table:table-cell table:style-name="ce7" office:value-type="float" office:value="1561" calcext:value-type="float">
            <text:p>1,561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75+196" office:value-type="float" office:value="371" calcext:value-type="float">
            <text:p>371</text:p>
          </table:table-cell>
          <table:table-cell table:style-name="ce7" office:value-type="float" office:value="632" calcext:value-type="float">
            <text:p>6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8" table:number-columns-repeated="2"/>
          <table:table-cell table:style-name="ce17" office:value-type="float" office:value="405700000" calcext:value-type="float">
            <text:p>405,700,000</text:p>
          </table:table-cell>
          <table:table-cell table:style-name="ce18"/>
          <table:table-cell table:style-name="ce26"/>
          <table:table-cell table:style-name="ce27" office:value-type="currency" office:value="259400000" calcext:value-type="currency">
            <text:p>$259,400,000</text:p>
          </table:table-cell>
          <table:table-cell table:style-name="ce26" table:number-columns-repeated="2"/>
          <table:table-cell table:style-name="ce27" office:value-type="currency" office:value="103400000" calcext:value-type="currency">
            <text:p>$103,4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685" calcext:value-type="percentage">
            <text:p>68.5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4" calcext:value-type="float">
            <text:p>198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8:.I28])" office:value-type="float" office:value="2612" calcext:value-type="float">
            <text:p>2,612</text:p>
          </table:table-cell>
          <table:table-cell table:style-name="ce7" office:value-type="float" office:value="1465" calcext:value-type="float">
            <text:p>1,46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69+196" office:value-type="float" office:value="365" calcext:value-type="float">
            <text:p>365</text:p>
          </table:table-cell>
          <table:table-cell table:style-name="ce7" office:value-type="float" office:value="632" calcext:value-type="float">
            <text:p>6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8" table:number-columns-repeated="2"/>
          <table:table-cell table:style-name="ce17" office:value-type="float" office:value="427700000" calcext:value-type="float">
            <text:p>427,700,000</text:p>
          </table:table-cell>
          <table:table-cell table:style-name="ce18"/>
          <table:table-cell table:style-name="ce26"/>
          <table:table-cell table:style-name="ce27" office:value-type="currency" office:value="283200000" calcext:value-type="currency">
            <text:p>$283,200,000</text:p>
          </table:table-cell>
          <table:table-cell table:style-name="ce26" table:number-columns-repeated="2"/>
          <table:table-cell table:style-name="ce27" office:value-type="currency" office:value="109800000" calcext:value-type="currency">
            <text:p>$109,8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693" calcext:value-type="percentage">
            <text:p>69.3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5" calcext:value-type="float">
            <text:p>1985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9:.I29])" office:value-type="float" office:value="2620" calcext:value-type="float">
            <text:p>2,620</text:p>
          </table:table-cell>
          <table:table-cell table:style-name="ce7" office:value-type="float" office:value="1512" calcext:value-type="float">
            <text:p>1,51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formula="of:=88+196" office:value-type="float" office:value="284" calcext:value-type="float">
            <text:p>284</text:p>
          </table:table-cell>
          <table:table-cell table:style-name="ce7" office:value-type="float" office:value="631" calcext:value-type="float">
            <text:p>63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628" calcext:value-type="float">
            <text:p>9,628</text:p>
          </table:table-cell>
          <table:table-cell table:style-name="ce18"/>
          <table:table-cell table:style-name="ce17" office:value-type="float" office:value="432200000" calcext:value-type="float">
            <text:p>432,200,000</text:p>
          </table:table-cell>
          <table:table-cell table:style-name="ce18"/>
          <table:table-cell table:style-name="ce27" office:value-type="currency" office:value="426972000" calcext:value-type="currency">
            <text:p>$426,972,000</text:p>
          </table:table-cell>
          <table:table-cell table:style-name="ce26" table:formula="of:=SUM([.S29:.T29])" office:value-type="currency" office:value="301586000" calcext:value-type="currency">
            <text:p>$301,586,000</text:p>
          </table:table-cell>
          <table:table-cell table:style-name="ce27" office:value-type="currency" office:value="287742000" calcext:value-type="currency">
            <text:p>$287,742,000</text:p>
          </table:table-cell>
          <table:table-cell table:style-name="ce27" office:value-type="currency" office:value="13844000" calcext:value-type="currency">
            <text:p>$13,844,000</text:p>
          </table:table-cell>
          <table:table-cell table:style-name="ce27" office:value-type="currency" office:value="125386000" calcext:value-type="currency">
            <text:p>$125,386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427000000" calcext:value-type="currency">
            <text:p>$427,000,000</text:p>
          </table:table-cell>
          <table:table-cell table:style-name="ce26"/>
          <table:table-cell table:style-name="ce38" office:value-type="percentage" office:value="0.681" calcext:value-type="percentage">
            <text:p>68.10%</text:p>
          </table:table-cell>
          <table:table-cell table:style-name="ce40" table:formula="of:=[.S29]/[.O29]" office:value-type="currency" office:currency="USD" office:value="0.66576122165664" calcext:value-type="currency">
            <text:p>$0.67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6" calcext:value-type="float">
            <text:p>198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0:.I30])" office:value-type="float" office:value="2638" calcext:value-type="float">
            <text:p>2,638</text:p>
          </table:table-cell>
          <table:table-cell table:style-name="ce7" office:value-type="float" office:value="1525" calcext:value-type="float">
            <text:p>1,5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630" calcext:value-type="float">
            <text:p>63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636" calcext:value-type="float">
            <text:p>9,636</text:p>
          </table:table-cell>
          <table:table-cell table:style-name="ce18"/>
          <table:table-cell table:style-name="ce17" office:value-type="float" office:value="441000000" calcext:value-type="float">
            <text:p>441,0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126200000" calcext:value-type="currency">
            <text:p>$126,2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461000000" calcext:value-type="currency">
            <text:p>$461,000,000</text:p>
          </table:table-cell>
          <table:table-cell table:style-name="ce26"/>
          <table:table-cell table:style-name="ce38" office:value-type="percentage" office:value="0.695" calcext:value-type="percentage">
            <text:p>69.5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7" calcext:value-type="float">
            <text:p>198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1:.I31])" office:value-type="float" office:value="2743" calcext:value-type="float">
            <text:p>2,743</text:p>
          </table:table-cell>
          <table:table-cell table:style-name="ce7" office:value-type="float" office:value="1570" calcext:value-type="float">
            <text:p>1,570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82" calcext:value-type="float">
            <text:p>282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734" calcext:value-type="float">
            <text:p>9,734</text:p>
          </table:table-cell>
          <table:table-cell table:style-name="ce18"/>
          <table:table-cell table:style-name="ce17" office:value-type="float" office:value="456900000" calcext:value-type="float">
            <text:p>456,9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136800000" calcext:value-type="currency">
            <text:p>$136,8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494500000" calcext:value-type="currency">
            <text:p>$494,500,000</text:p>
          </table:table-cell>
          <table:table-cell table:style-name="ce26"/>
          <table:table-cell table:style-name="ce38" office:value-type="percentage" office:value="0.7" calcext:value-type="percentage">
            <text:p>70.0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8" calcext:value-type="float">
            <text:p>198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2:.I32])" office:value-type="float" office:value="2873" calcext:value-type="float">
            <text:p>2,873</text:p>
          </table:table-cell>
          <table:table-cell table:style-name="ce7" office:value-type="float" office:value="1648" calcext:value-type="float">
            <text:p>1,648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963" calcext:value-type="float">
            <text:p>9,963</text:p>
          </table:table-cell>
          <table:table-cell table:style-name="ce18"/>
          <table:table-cell table:style-name="ce17" office:value-type="float" office:value="463500000" calcext:value-type="float">
            <text:p>463,5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150400000" calcext:value-type="currency">
            <text:p>$150,4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531900000" calcext:value-type="currency">
            <text:p>$531,900,000</text:p>
          </table:table-cell>
          <table:table-cell table:style-name="ce26"/>
          <table:table-cell table:style-name="ce38" office:value-type="percentage" office:value="0.695" calcext:value-type="percentage">
            <text:p>69.5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9" calcext:value-type="float">
            <text:p>198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3:.I33])" office:value-type="float" office:value="2906" calcext:value-type="float">
            <text:p>2,906</text:p>
          </table:table-cell>
          <table:table-cell table:style-name="ce7" office:value-type="float" office:value="1687" calcext:value-type="float">
            <text:p>1,687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10176" calcext:value-type="float">
            <text:p>10,176</text:p>
          </table:table-cell>
          <table:table-cell table:style-name="ce18"/>
          <table:table-cell table:style-name="ce17" office:value-type="float" office:value="450700000" calcext:value-type="float">
            <text:p>450,7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159800000" calcext:value-type="currency">
            <text:p>$159,8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561500000" calcext:value-type="currency">
            <text:p>$561,500,000</text:p>
          </table:table-cell>
          <table:table-cell table:style-name="ce26"/>
          <table:table-cell table:style-name="ce38" office:value-type="percentage" office:value="0.692" calcext:value-type="percentage">
            <text:p>69.2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0" calcext:value-type="float">
            <text:p>199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4:.I34])" office:value-type="float" office:value="2926" calcext:value-type="float">
            <text:p>2,926</text:p>
          </table:table-cell>
          <table:table-cell table:style-name="ce7" office:value-type="float" office:value="1744" calcext:value-type="float">
            <text:p>1,744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10351" calcext:value-type="float">
            <text:p>10,351</text:p>
          </table:table-cell>
          <table:table-cell table:style-name="ce18"/>
          <table:table-cell table:style-name="ce17" office:value-type="float" office:value="459200000" calcext:value-type="float">
            <text:p>459,2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187900000" calcext:value-type="currency">
            <text:p>$187,9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628300000" calcext:value-type="currency">
            <text:p>$628,300,000</text:p>
          </table:table-cell>
          <table:table-cell table:style-name="ce26"/>
          <table:table-cell table:style-name="ce38" office:value-type="percentage" office:value="0.674" calcext:value-type="percentage">
            <text:p>67.4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1" calcext:value-type="float">
            <text:p>199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5:.I35])" office:value-type="float" office:value="2836" calcext:value-type="float">
            <text:p>2,836</text:p>
          </table:table-cell>
          <table:table-cell table:style-name="ce7" office:value-type="float" office:value="1677" calcext:value-type="float">
            <text:p>1,677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10218" calcext:value-type="float">
            <text:p>10,218</text:p>
          </table:table-cell>
          <table:table-cell table:style-name="ce18"/>
          <table:table-cell table:style-name="ce17" office:value-type="float" office:value="424200000" calcext:value-type="float">
            <text:p>424,2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231900000" calcext:value-type="currency">
            <text:p>$231,9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662600000" calcext:value-type="currency">
            <text:p>$662,600,000</text:p>
          </table:table-cell>
          <table:table-cell table:style-name="ce26"/>
          <table:table-cell table:style-name="ce38" office:value-type="percentage" office:value="0.653" calcext:value-type="percentage">
            <text:p>65.3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2" calcext:value-type="float">
            <text:p>199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6:.I36])" office:value-type="float" office:value="2689" calcext:value-type="float">
            <text:p>2,689</text:p>
          </table:table-cell>
          <table:table-cell table:style-name="ce7" office:value-type="float" office:value="1592" calcext:value-type="float">
            <text:p>1,59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10051" calcext:value-type="float">
            <text:p>10,051</text:p>
          </table:table-cell>
          <table:table-cell table:style-name="ce18"/>
          <table:table-cell table:style-name="ce17" office:value-type="float" office:value="404300000" calcext:value-type="float">
            <text:p>404,3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244600000" calcext:value-type="currency">
            <text:p>$244,6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691000000" calcext:value-type="currency">
            <text:p>$691,000,000</text:p>
          </table:table-cell>
          <table:table-cell table:style-name="ce26"/>
          <table:table-cell table:style-name="ce38" office:value-type="percentage" office:value="0.662" calcext:value-type="percentage">
            <text:p>66.2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3" calcext:value-type="float">
            <text:p>199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7:.I37])" office:value-type="float" office:value="2622" calcext:value-type="float">
            <text:p>2,622</text:p>
          </table:table-cell>
          <table:table-cell table:style-name="ce7" office:value-type="float" office:value="1564" calcext:value-type="float">
            <text:p>1,5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717" calcext:value-type="float">
            <text:p>9,717</text:p>
          </table:table-cell>
          <table:table-cell table:style-name="ce18"/>
          <table:table-cell table:style-name="ce17" office:value-type="float" office:value="393500000" calcext:value-type="float">
            <text:p>393,5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234100000" calcext:value-type="currency">
            <text:p>$234,1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681100000" calcext:value-type="currency">
            <text:p>$681,100,000</text:p>
          </table:table-cell>
          <table:table-cell table:style-name="ce26"/>
          <table:table-cell table:style-name="ce38" office:value-type="percentage" office:value="0.657" calcext:value-type="percentage">
            <text:p>65.7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4" calcext:value-type="float">
            <text:p>199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8:.I38])" office:value-type="float" office:value="2621" calcext:value-type="float">
            <text:p>2,621</text:p>
          </table:table-cell>
          <table:table-cell table:style-name="ce7" office:value-type="float" office:value="1564" calcext:value-type="float">
            <text:p>1,5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621" calcext:value-type="float">
            <text:p>9,621</text:p>
          </table:table-cell>
          <table:table-cell table:style-name="ce18"/>
          <table:table-cell table:style-name="ce17" office:value-type="float" office:value="388300000" calcext:value-type="float">
            <text:p>388,300,000</text:p>
          </table:table-cell>
          <table:table-cell table:style-name="ce18"/>
          <table:table-cell table:style-name="ce26" table:formula="of:=SUM([.R38];[.U38])" office:value-type="currency" office:value="651894000" calcext:value-type="currency">
            <text:p>$651,894,000</text:p>
          </table:table-cell>
          <table:table-cell table:style-name="ce27" office:value-type="currency" office:value="444794000" calcext:value-type="currency">
            <text:p>$444,794,000</text:p>
          </table:table-cell>
          <table:table-cell table:style-name="ce27" office:value-type="currency" office:value="420519000" calcext:value-type="currency">
            <text:p>$420,519,000</text:p>
          </table:table-cell>
          <table:table-cell table:style-name="ce26" table:formula="of:=[.R38]-[.S38]" office:value-type="currency" office:value="24275000" calcext:value-type="currency">
            <text:p>$24,275,000</text:p>
          </table:table-cell>
          <table:table-cell table:style-name="ce27" office:value-type="currency" office:value="207100000" calcext:value-type="currency">
            <text:p>$207,100,000</text:p>
          </table:table-cell>
          <table:table-cell table:style-name="ce26" table:formula="of:=[.U38]-[.W38]" office:value-type="currency" office:value="95400000" calcext:value-type="currency">
            <text:p>$95,400,000</text:p>
          </table:table-cell>
          <table:table-cell table:style-name="ce27" office:value-type="currency" office:value="111700000" calcext:value-type="currency">
            <text:p>$111,700,000</text:p>
          </table:table-cell>
          <table:table-cell table:style-name="ce8" office:value-type="string" calcext:value-type="string">
            <text:p>-</text:p>
          </table:table-cell>
          <table:table-cell table:style-name="ce27" office:value-type="currency" office:value="671900000" calcext:value-type="currency">
            <text:p>$671,900,000</text:p>
          </table:table-cell>
          <table:table-cell table:style-name="ce26"/>
          <table:table-cell table:style-name="ce38" office:value-type="percentage" office:value="0.694" calcext:value-type="percentage">
            <text:p>69.40%</text:p>
          </table:table-cell>
          <table:table-cell table:style-name="ce40" table:formula="of:=[.S38]/[.O38]" office:value-type="currency" office:currency="USD" office:value="1.08297450424929" calcext:value-type="currency">
            <text:p>$1.08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5" calcext:value-type="float">
            <text:p>1995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9:.I39])" office:value-type="float" office:value="2580" calcext:value-type="float">
            <text:p>2,580</text:p>
          </table:table-cell>
          <table:table-cell table:style-name="ce7" office:value-type="float" office:value="1542" calcext:value-type="float">
            <text:p>1,5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459" calcext:value-type="float">
            <text:p>9,459</text:p>
          </table:table-cell>
          <table:table-cell table:style-name="ce18"/>
          <table:table-cell table:style-name="ce17" office:value-type="float" office:value="388200000" calcext:value-type="float">
            <text:p>388,200,000</text:p>
          </table:table-cell>
          <table:table-cell table:style-name="ce17"/>
          <table:table-cell table:style-name="ce26" table:formula="of:=SUM([.R39];[.U39])" office:value-type="currency" office:value="671854000" calcext:value-type="currency">
            <text:p>$671,854,000</text:p>
          </table:table-cell>
          <table:table-cell table:style-name="ce27" office:value-type="currency" office:value="457254000" calcext:value-type="currency">
            <text:p>$457,254,000</text:p>
          </table:table-cell>
          <table:table-cell table:style-name="ce27" office:value-type="currency" office:value="435027000" calcext:value-type="currency">
            <text:p>$435,027,000</text:p>
          </table:table-cell>
          <table:table-cell table:style-name="ce26" table:formula="of:=[.R39]-[.S39]" office:value-type="currency" office:value="22227000" calcext:value-type="currency">
            <text:p>$22,227,000</text:p>
          </table:table-cell>
          <table:table-cell table:style-name="ce27" office:value-type="currency" office:value="214600000" calcext:value-type="currency">
            <text:p>$214,600,000</text:p>
          </table:table-cell>
          <table:table-cell table:style-name="ce26" table:formula="of:=[.U39]-[.W39]" office:value-type="currency" office:value="111000000" calcext:value-type="currency">
            <text:p>$111,000,000</text:p>
          </table:table-cell>
          <table:table-cell table:style-name="ce27" office:value-type="currency" office:value="103600000" calcext:value-type="currency">
            <text:p>$103,600,000</text:p>
          </table:table-cell>
          <table:table-cell table:style-name="ce8" office:value-type="string" calcext:value-type="string">
            <text:p>-</text:p>
          </table:table-cell>
          <table:table-cell table:style-name="ce27" office:value-type="currency" office:value="671838000" calcext:value-type="currency">
            <text:p>$671,838,000</text:p>
          </table:table-cell>
          <table:table-cell table:style-name="ce26"/>
          <table:table-cell table:style-name="ce38" office:value-type="percentage" office:value="0.693" calcext:value-type="percentage">
            <text:p>69.30%</text:p>
          </table:table-cell>
          <table:table-cell table:style-name="ce40" table:formula="of:=[.S39]/[.O39]" office:value-type="currency" office:currency="USD" office:value="1.12062596599691" calcext:value-type="currency">
            <text:p>$1.12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6" calcext:value-type="float">
            <text:p>199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40:.I40])" office:value-type="float" office:value="2581" calcext:value-type="float">
            <text:p>2,581</text:p>
          </table:table-cell>
          <table:table-cell table:style-name="ce7" office:value-type="float" office:value="1525" calcext:value-type="float">
            <text:p>1,5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129" calcext:value-type="float">
            <text:p>9,129</text:p>
          </table:table-cell>
          <table:table-cell table:style-name="ce18"/>
          <table:table-cell table:style-name="ce17" office:value-type="float" office:value="372400000" calcext:value-type="float">
            <text:p>372,400,000</text:p>
          </table:table-cell>
          <table:table-cell table:style-name="ce17"/>
          <table:table-cell table:style-name="ce26" table:formula="of:=SUM([.R40];[.U40])" office:value-type="currency" office:value="683990000" calcext:value-type="currency">
            <text:p>$683,990,000</text:p>
          </table:table-cell>
          <table:table-cell table:style-name="ce27" office:value-type="currency" office:value="514787000" calcext:value-type="currency">
            <text:p>$514,787,000</text:p>
          </table:table-cell>
          <table:table-cell table:style-name="ce27" office:value-type="currency" office:value="491433000" calcext:value-type="currency">
            <text:p>$491,433,000</text:p>
          </table:table-cell>
          <table:table-cell table:style-name="ce26"/>
          <table:table-cell table:style-name="ce26" table:formula="of:=SUM([.V40:.X40])" office:value-type="currency" office:value="169203000" calcext:value-type="currency">
            <text:p>$169,203,000</text:p>
          </table:table-cell>
          <table:table-cell table:style-name="ce27" office:value-type="currency" office:value="79203000" calcext:value-type="currency">
            <text:p>$79,203,000</text:p>
          </table:table-cell>
          <table:table-cell table:style-name="ce27" office:value-type="currency" office:value="90000000" calcext:value-type="currency">
            <text:p>$90,000,000</text:p>
          </table:table-cell>
          <table:table-cell table:style-name="ce8"/>
          <table:table-cell table:style-name="ce27" office:value-type="currency" office:value="690432000" calcext:value-type="currency">
            <text:p>$690,432,000</text:p>
          </table:table-cell>
          <table:table-cell table:style-name="ce26"/>
          <table:table-cell table:style-name="ce38" office:value-type="percentage" office:value="0.757" calcext:value-type="percentage">
            <text:p>75.70%</text:p>
          </table:table-cell>
          <table:table-cell table:style-name="ce40" table:formula="of:=[.S40]/[.O40]" office:value-type="currency" office:currency="USD" office:value="1.31963748657358" calcext:value-type="currency">
            <text:p>$1.32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7" calcext:value-type="float">
            <text:p>199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41:.I41])" office:value-type="float" office:value="2504" calcext:value-type="float">
            <text:p>2,504</text:p>
          </table:table-cell>
          <table:table-cell table:style-name="ce7" office:value-type="float" office:value="1468" calcext:value-type="float">
            <text:p>1,4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20" calcext:value-type="float">
            <text:p>62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133" calcext:value-type="float">
            <text:p>9,133</text:p>
          </table:table-cell>
          <table:table-cell table:style-name="ce18"/>
          <table:table-cell table:style-name="ce17" office:value-type="float" office:value="379900000" calcext:value-type="float">
            <text:p>379,900,000</text:p>
          </table:table-cell>
          <table:table-cell table:style-name="ce17"/>
          <table:table-cell table:style-name="ce26" table:formula="of:=SUM([.R41];[.U41])" office:value-type="currency" office:value="718311000" calcext:value-type="currency">
            <text:p>$718,311,000</text:p>
          </table:table-cell>
          <table:table-cell table:style-name="ce27" office:value-type="currency" office:value="559402000" calcext:value-type="currency">
            <text:p>$559,402,000</text:p>
          </table:table-cell>
          <table:table-cell table:style-name="ce27" office:value-type="currency" office:value="528703000" calcext:value-type="currency">
            <text:p>$528,703,000</text:p>
          </table:table-cell>
          <table:table-cell table:style-name="ce26"/>
          <table:table-cell table:style-name="ce26" table:formula="of:=SUM([.V41:.X41])" office:value-type="currency" office:value="158909000" calcext:value-type="currency">
            <text:p>$158,909,000</text:p>
          </table:table-cell>
          <table:table-cell table:style-name="ce26" office:value-type="currency" office:value="80738000" calcext:value-type="currency">
            <text:p>$80,738,000</text:p>
          </table:table-cell>
          <table:table-cell table:style-name="ce27" office:value-type="currency" office:value="78171000" calcext:value-type="currency">
            <text:p>$78,171,000</text:p>
          </table:table-cell>
          <table:table-cell table:style-name="ce8"/>
          <table:table-cell table:style-name="ce27" office:value-type="currency" office:value="703482000" calcext:value-type="currency">
            <text:p>$703,482,000</text:p>
          </table:table-cell>
          <table:table-cell table:style-name="ce26"/>
          <table:table-cell table:style-name="ce38" office:value-type="percentage" office:value="0.804" calcext:value-type="percentage">
            <text:p>80.40%</text:p>
          </table:table-cell>
          <table:table-cell table:style-name="ce40" table:formula="of:=[.S41]/[.O41]" office:value-type="currency" office:currency="USD" office:value="1.39168991839958" calcext:value-type="currency">
            <text:p>$1.39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8" calcext:value-type="float">
            <text:p>199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95" calcext:value-type="float">
            <text:p>2,395</text:p>
          </table:table-cell>
          <table:table-cell table:style-name="ce7" table:formula="of:=1383+51" office:value-type="float" office:value="1434" calcext:value-type="float">
            <text:p>1,4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36" calcext:value-type="float">
            <text:p>63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3804" calcext:value-type="float">
            <text:p>3,804</text:p>
          </table:table-cell>
          <table:table-cell table:style-name="ce5"/>
          <table:table-cell table:style-name="ce18" table:number-columns-repeated="2"/>
          <table:table-cell table:style-name="ce16" office:value-type="float" office:value="388689000" calcext:value-type="float">
            <text:p>388,689,000</text:p>
          </table:table-cell>
          <table:table-cell table:style-name="ce16"/>
          <table:table-cell table:style-name="ce28" table:formula="of:=SUM([.R42];[.U42])" office:value-type="currency" office:currency="CAD" office:value="698482733" calcext:value-type="currency">
            <text:p>$698,482,733</text:p>
          </table:table-cell>
          <table:table-cell table:style-name="ce28" table:formula="of:=SUM([.S42:.T42])" office:value-type="currency" office:currency="CAD" office:value="550203733" calcext:value-type="currency">
            <text:p>$550,203,733</text:p>
          </table:table-cell>
          <table:table-cell table:style-name="ce29" office:value-type="currency" office:currency="CAD" office:value="550203733" calcext:value-type="currency">
            <text:p>$550,203,733</text:p>
          </table:table-cell>
          <table:table-cell table:style-name="ce29"/>
          <table:table-cell table:style-name="ce28" table:formula="of:=SUM([.V42:.X42])" office:value-type="currency" office:currency="CAD" office:value="148279000" calcext:value-type="currency">
            <text:p>$148,279,000</text:p>
          </table:table-cell>
          <table:table-cell table:style-name="ce29" office:value-type="currency" office:currency="CAD" office:value="148279000" calcext:value-type="currency">
            <text:p>$148,279,000</text:p>
          </table:table-cell>
          <table:table-cell table:style-name="ce29" office:value-type="currency" office:currency="CAD" office:value="0" calcext:value-type="currency">
            <text:p>$0</text:p>
          </table:table-cell>
          <table:table-cell table:style-name="ce7" office:value-type="string" calcext:value-type="string">
            <text:p>-</text:p>
          </table:table-cell>
          <table:table-cell table:style-name="ce34" office:value-type="currency" office:value="677587256" calcext:value-type="currency">
            <text:p>$677,587,256</text:p>
          </table:table-cell>
          <table:table-cell table:style-name="ce26"/>
          <table:table-cell table:style-name="ce39" office:value-type="percentage" office:value="0.81" calcext:value-type="percentage">
            <text:p>81.00%</text:p>
          </table:table-cell>
          <table:table-cell table:style-name="ce41" office:value-type="currency" office:currency="USD" office:value="1.39" calcext:value-type="currency">
            <text:p>$1.39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9" calcext:value-type="float">
            <text:p>199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19" calcext:value-type="float">
            <text:p>2,419</text:p>
          </table:table-cell>
          <table:table-cell table:style-name="ce7" table:formula="of:=1350+102" office:value-type="float" office:value="1452" calcext:value-type="float">
            <text:p>1,4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3771" calcext:value-type="float">
            <text:p>3,771</text:p>
          </table:table-cell>
          <table:table-cell table:style-name="ce5"/>
          <table:table-cell table:style-name="ce18" table:number-columns-repeated="2"/>
          <table:table-cell table:style-name="ce16" office:value-type="float" office:value="392593000" calcext:value-type="float">
            <text:p>392,593,000</text:p>
          </table:table-cell>
          <table:table-cell table:style-name="ce16"/>
          <table:table-cell table:style-name="ce28" table:formula="of:=SUM([.R43];[.U43])" office:value-type="currency" office:currency="CAD" office:value="718641207" calcext:value-type="currency">
            <text:p>$718,641,207</text:p>
          </table:table-cell>
          <table:table-cell table:style-name="ce28" table:formula="of:=SUM([.S43:.T43])" office:value-type="currency" office:currency="CAD" office:value="569753207" calcext:value-type="currency">
            <text:p>$569,753,207</text:p>
          </table:table-cell>
          <table:table-cell table:style-name="ce29" office:value-type="currency" office:currency="CAD" office:value="569753207" calcext:value-type="currency">
            <text:p>$569,753,207</text:p>
          </table:table-cell>
          <table:table-cell table:style-name="ce29"/>
          <table:table-cell table:style-name="ce28" table:formula="of:=SUM([.V43:.X43])" office:value-type="currency" office:currency="CAD" office:value="148888000" calcext:value-type="currency">
            <text:p>$148,888,000</text:p>
          </table:table-cell>
          <table:table-cell table:style-name="ce29" office:value-type="currency" office:currency="CAD" office:value="148888000" calcext:value-type="currency">
            <text:p>$148,888,000</text:p>
          </table:table-cell>
          <table:table-cell table:style-name="ce29" office:value-type="currency" office:currency="CAD" office:value="0" calcext:value-type="currency">
            <text:p>$0</text:p>
          </table:table-cell>
          <table:table-cell table:style-name="ce7" office:value-type="string" calcext:value-type="string">
            <text:p>-</text:p>
          </table:table-cell>
          <table:table-cell table:style-name="ce34" office:value-type="currency" office:value="681998223" calcext:value-type="currency">
            <text:p>$681,998,223</text:p>
          </table:table-cell>
          <table:table-cell table:style-name="ce26"/>
          <table:table-cell table:style-name="ce39" office:value-type="percentage" office:value="0.84" calcext:value-type="percentage">
            <text:p>84.00%</text:p>
          </table:table-cell>
          <table:table-cell table:style-name="ce41" office:value-type="currency" office:currency="USD" office:value="1.42" calcext:value-type="currency">
            <text:p>$1.42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0" calcext:value-type="float">
            <text:p>20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16" calcext:value-type="float">
            <text:p>2,416</text:p>
          </table:table-cell>
          <table:table-cell table:style-name="ce7" table:formula="of:=1365+101" office:value-type="float" office:value="1466" calcext:value-type="float">
            <text:p>1,4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72" calcext:value-type="float">
            <text:p>67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3846" calcext:value-type="float">
            <text:p>3,846</text:p>
          </table:table-cell>
          <table:table-cell table:style-name="ce5"/>
          <table:table-cell table:style-name="ce18" table:number-columns-repeated="2"/>
          <table:table-cell table:style-name="ce16" office:value-type="float" office:value="410558000" calcext:value-type="float">
            <text:p>410,558,000</text:p>
          </table:table-cell>
          <table:table-cell table:style-name="ce16"/>
          <table:table-cell table:style-name="ce28" table:formula="of:=SUM([.R44];[.U44])" office:value-type="currency" office:currency="CAD" office:value="758418491" calcext:value-type="currency">
            <text:p>$758,418,491</text:p>
          </table:table-cell>
          <table:table-cell table:style-name="ce28" table:formula="of:=SUM([.S44:.T44])" office:value-type="currency" office:currency="CAD" office:value="614094491" calcext:value-type="currency">
            <text:p>$614,094,491</text:p>
          </table:table-cell>
          <table:table-cell table:style-name="ce29" office:value-type="currency" office:currency="CAD" office:value="614094491" calcext:value-type="currency">
            <text:p>$614,094,491</text:p>
          </table:table-cell>
          <table:table-cell table:style-name="ce29"/>
          <table:table-cell table:style-name="ce28" table:formula="of:=SUM([.V44:.X44])" office:value-type="currency" office:currency="CAD" office:value="144324000" calcext:value-type="currency">
            <text:p>$144,324,000</text:p>
          </table:table-cell>
          <table:table-cell table:style-name="ce29" office:value-type="currency" office:currency="CAD" office:value="144324000" calcext:value-type="currency">
            <text:p>$144,324,000</text:p>
          </table:table-cell>
          <table:table-cell table:style-name="ce29" office:value-type="currency" office:currency="CAD" office:value="0" calcext:value-type="currency">
            <text:p>$0</text:p>
          </table:table-cell>
          <table:table-cell table:style-name="ce7" office:value-type="string" calcext:value-type="string">
            <text:p>-</text:p>
          </table:table-cell>
          <table:table-cell table:style-name="ce34" office:value-type="currency" office:value="721408718" calcext:value-type="currency">
            <text:p>$721,408,718</text:p>
          </table:table-cell>
          <table:table-cell table:style-name="ce26"/>
          <table:table-cell table:style-name="ce39" office:value-type="percentage" office:value="0.85" calcext:value-type="percentage">
            <text:p>85.00%</text:p>
          </table:table-cell>
          <table:table-cell table:style-name="ce41" office:value-type="currency" office:currency="USD" office:value="1.46" calcext:value-type="currency">
            <text:p>$1.46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1" calcext:value-type="float">
            <text:p>200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48" calcext:value-type="float">
            <text:p>2,448</text:p>
          </table:table-cell>
          <table:table-cell table:style-name="ce7" table:formula="of:=1124+237+101" office:value-type="float" office:value="1462" calcext:value-type="float">
            <text:p>1,4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3955" calcext:value-type="float">
            <text:p>3,955</text:p>
          </table:table-cell>
          <table:table-cell table:style-name="ce5"/>
          <table:table-cell table:style-name="ce18" table:number-columns-repeated="2"/>
          <table:table-cell table:style-name="ce16" office:value-type="float" office:value="419993000" calcext:value-type="float">
            <text:p>419,993,000</text:p>
          </table:table-cell>
          <table:table-cell table:style-name="ce16"/>
          <table:table-cell table:style-name="ce28" table:formula="of:=SUM([.R45];[.U45])" office:value-type="currency" office:currency="CAD" office:value="800595291" calcext:value-type="currency">
            <text:p>$800,595,291</text:p>
          </table:table-cell>
          <table:table-cell table:style-name="ce28" table:formula="of:=SUM([.S45:.T45])" office:value-type="currency" office:currency="CAD" office:value="652988894" calcext:value-type="currency">
            <text:p>$652,988,894</text:p>
          </table:table-cell>
          <table:table-cell table:style-name="ce29" office:value-type="currency" office:currency="CAD" office:value="652988894" calcext:value-type="currency">
            <text:p>$652,988,894</text:p>
          </table:table-cell>
          <table:table-cell table:style-name="ce29"/>
          <table:table-cell table:style-name="ce28" table:formula="of:=SUM([.V45:.X45])" office:value-type="currency" office:currency="CAD" office:value="147606397" calcext:value-type="currency">
            <text:p>$147,606,397</text:p>
          </table:table-cell>
          <table:table-cell table:style-name="ce29" office:value-type="currency" office:currency="CAD" office:value="147606397" calcext:value-type="currency">
            <text:p>$147,606,397</text:p>
          </table:table-cell>
          <table:table-cell table:style-name="ce29" office:value-type="currency" office:currency="CAD" office:value="0" calcext:value-type="currency">
            <text:p>$0</text:p>
          </table:table-cell>
          <table:table-cell table:style-name="ce7" office:value-type="string" calcext:value-type="string">
            <text:p>-</text:p>
          </table:table-cell>
          <table:table-cell table:style-name="ce34" office:value-type="currency" office:value="772959406" calcext:value-type="currency">
            <text:p>$772,959,406</text:p>
          </table:table-cell>
          <table:table-cell table:style-name="ce26"/>
          <table:table-cell table:style-name="ce39" office:value-type="percentage" office:value="0.84" calcext:value-type="percentage">
            <text:p>84.00%</text:p>
          </table:table-cell>
          <table:table-cell table:style-name="ce41" office:value-type="currency" office:currency="USD" office:value="1.52" calcext:value-type="currency">
            <text:p>$1.52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2" calcext:value-type="float">
            <text:p>200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36" calcext:value-type="float">
            <text:p>2,436</text:p>
          </table:table-cell>
          <table:table-cell table:style-name="ce7" office:value-type="float" office:value="1450" calcext:value-type="float">
            <text:p>1,4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141" calcext:value-type="float">
            <text:p>4,141</text:p>
          </table:table-cell>
          <table:table-cell table:style-name="ce5"/>
          <table:table-cell table:style-name="ce18" table:number-columns-repeated="2"/>
          <table:table-cell table:style-name="ce16" office:value-type="float" office:value="415539000" calcext:value-type="float">
            <text:p>415,539,000</text:p>
          </table:table-cell>
          <table:table-cell table:style-name="ce16"/>
          <table:table-cell table:style-name="ce28" table:formula="of:=SUM([.R46];[.U46])" office:value-type="currency" office:currency="CAD" office:value="846241397" calcext:value-type="currency">
            <text:p>$846,241,397</text:p>
          </table:table-cell>
          <table:table-cell table:style-name="ce28" table:formula="of:=SUM([.S46:.T46])" office:value-type="currency" office:currency="CAD" office:value="669516397" calcext:value-type="currency">
            <text:p>$669,516,397</text:p>
          </table:table-cell>
          <table:table-cell table:style-name="ce29" office:value-type="currency" office:currency="CAD" office:value="669516397" calcext:value-type="currency">
            <text:p>$669,516,397</text:p>
          </table:table-cell>
          <table:table-cell table:style-name="ce29"/>
          <table:table-cell table:style-name="ce28" table:formula="of:=SUM([.V46:.X46])" office:value-type="currency" office:currency="CAD" office:value="176725000" calcext:value-type="currency">
            <text:p>$176,725,000</text:p>
          </table:table-cell>
          <table:table-cell table:style-name="ce29" office:value-type="currency" office:currency="CAD" office:value="152162000" calcext:value-type="currency">
            <text:p>$152,162,000</text:p>
          </table:table-cell>
          <table:table-cell table:style-name="ce29" office:value-type="currency" office:currency="CAD" office:value="0" calcext:value-type="currency">
            <text:p>$0</text:p>
          </table:table-cell>
          <table:table-cell table:style-name="ce16" office:value-type="float" office:value="24563000" calcext:value-type="float">
            <text:p>24,563,000</text:p>
          </table:table-cell>
          <table:table-cell table:style-name="ce34" office:value-type="currency" office:value="822302449" calcext:value-type="currency">
            <text:p>$822,302,449</text:p>
          </table:table-cell>
          <table:table-cell table:style-name="ce26"/>
          <table:table-cell table:style-name="ce39" office:value-type="percentage" office:value="0.81" calcext:value-type="percentage">
            <text:p>81.00%</text:p>
          </table:table-cell>
          <table:table-cell table:style-name="ce41" office:value-type="currency" office:currency="USD" office:value="1.55" calcext:value-type="currency">
            <text:p>$1.55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41" calcext:value-type="float">
            <text:p>2,441</text:p>
          </table:table-cell>
          <table:table-cell table:style-name="ce7" office:value-type="float" office:value="1473" calcext:value-type="float">
            <text:p>1,47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138" calcext:value-type="float">
            <text:p>4,138</text:p>
          </table:table-cell>
          <table:table-cell table:style-name="ce5"/>
          <table:table-cell table:style-name="ce18" table:number-columns-repeated="2"/>
          <table:table-cell table:style-name="ce16" office:value-type="float" office:value="405412000" calcext:value-type="float">
            <text:p>405,412,000</text:p>
          </table:table-cell>
          <table:table-cell table:style-name="ce16"/>
          <table:table-cell table:style-name="ce28" table:formula="of:=SUM([.R47];[.U47])" office:value-type="currency" office:currency="CAD" office:value="882070969" calcext:value-type="currency">
            <text:p>$882,070,969</text:p>
          </table:table-cell>
          <table:table-cell table:style-name="ce28" table:formula="of:=SUM([.S47:.T47])" office:value-type="currency" office:currency="CAD" office:value="683027942" calcext:value-type="currency">
            <text:p>$683,027,942</text:p>
          </table:table-cell>
          <table:table-cell table:style-name="ce29" office:value-type="currency" office:currency="CAD" office:value="683027942" calcext:value-type="currency">
            <text:p>$683,027,942</text:p>
          </table:table-cell>
          <table:table-cell table:style-name="ce29"/>
          <table:table-cell table:style-name="ce28" table:formula="of:=SUM([.V47:.X47])" office:value-type="currency" office:currency="CAD" office:value="199043027" calcext:value-type="currency">
            <text:p>$199,043,027</text:p>
          </table:table-cell>
          <table:table-cell table:style-name="ce29" office:value-type="currency" office:currency="CAD" office:value="182162100" calcext:value-type="currency">
            <text:p>$182,162,100</text:p>
          </table:table-cell>
          <table:table-cell table:style-name="ce29" office:value-type="currency" office:currency="CAD" office:value="0" calcext:value-type="currency">
            <text:p>$0</text:p>
          </table:table-cell>
          <table:table-cell table:style-name="ce16" office:value-type="float" office:value="16880927" calcext:value-type="float">
            <text:p>16,880,927</text:p>
          </table:table-cell>
          <table:table-cell table:style-name="ce34" office:value-type="currency" office:value="871589993" calcext:value-type="currency">
            <text:p>$871,589,993</text:p>
          </table:table-cell>
          <table:table-cell table:style-name="ce26"/>
          <table:table-cell table:style-name="ce39" office:value-type="percentage" office:value="0.78" calcext:value-type="percentage">
            <text:p>78.00%</text:p>
          </table:table-cell>
          <table:table-cell table:style-name="ce41" office:value-type="currency" office:currency="USD" office:value="1.62" calcext:value-type="currency">
            <text:p>$1.62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34" calcext:value-type="float">
            <text:p>2,434</text:p>
          </table:table-cell>
          <table:table-cell table:style-name="ce7" office:value-type="float" office:value="1475" calcext:value-type="float">
            <text:p>1,4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84" calcext:value-type="float">
            <text:p>68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183" calcext:value-type="float">
            <text:p>4,183</text:p>
          </table:table-cell>
          <table:table-cell table:style-name="ce5"/>
          <table:table-cell table:style-name="ce18" table:number-columns-repeated="2"/>
          <table:table-cell table:style-name="ce16" office:value-type="float" office:value="418099000" calcext:value-type="float">
            <text:p>418,099,000</text:p>
          </table:table-cell>
          <table:table-cell table:style-name="ce16"/>
          <table:table-cell table:style-name="ce28" table:formula="of:=SUM([.R48];[.U48])" office:value-type="currency" office:currency="CAD" office:value="914580634" calcext:value-type="currency">
            <text:p>$914,580,634</text:p>
          </table:table-cell>
          <table:table-cell table:style-name="ce28" table:formula="of:=SUM([.S48:.T48])" office:value-type="currency" office:currency="CAD" office:value="710075977" calcext:value-type="currency">
            <text:p>$710,075,977</text:p>
          </table:table-cell>
          <table:table-cell table:style-name="ce29" office:value-type="currency" office:currency="CAD" office:value="710075977" calcext:value-type="currency">
            <text:p>$710,075,977</text:p>
          </table:table-cell>
          <table:table-cell table:style-name="ce29"/>
          <table:table-cell table:style-name="ce28" table:formula="of:=SUM([.V48:.X48])" office:value-type="currency" office:currency="CAD" office:value="204504657" calcext:value-type="currency">
            <text:p>$204,504,657</text:p>
          </table:table-cell>
          <table:table-cell table:style-name="ce29" office:value-type="currency" office:currency="CAD" office:value="114191933" calcext:value-type="currency">
            <text:p>$114,191,933</text:p>
          </table:table-cell>
          <table:table-cell table:style-name="ce29" office:value-type="currency" office:currency="CAD" office:value="90312724" calcext:value-type="currency">
            <text:p>$90,312,724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901149495" calcext:value-type="currency">
            <text:p>$901,149,495</text:p>
          </table:table-cell>
          <table:table-cell table:style-name="ce26"/>
          <table:table-cell table:style-name="ce39" office:value-type="percentage" office:value="0.79" calcext:value-type="percentage">
            <text:p>79.00%</text:p>
          </table:table-cell>
          <table:table-cell table:style-name="ce41" office:value-type="currency" office:currency="USD" office:value="1.63" calcext:value-type="currency">
            <text:p>$1.63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48" calcext:value-type="float">
            <text:p>2,448</text:p>
          </table:table-cell>
          <table:table-cell table:style-name="ce7" office:value-type="float" office:value="1495" calcext:value-type="float">
            <text:p>1,4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180" calcext:value-type="float">
            <text:p>4,180</text:p>
          </table:table-cell>
          <table:table-cell table:style-name="ce5"/>
          <table:table-cell table:style-name="ce18" table:number-columns-repeated="2"/>
          <table:table-cell table:style-name="ce16" office:value-type="float" office:value="431220000" calcext:value-type="float">
            <text:p>431,220,000</text:p>
          </table:table-cell>
          <table:table-cell table:style-name="ce16"/>
          <table:table-cell table:style-name="ce28" table:formula="of:=SUM([.R49];[.U49])" office:value-type="currency" office:currency="CAD" office:value="967299259" calcext:value-type="currency">
            <text:p>$967,299,259</text:p>
          </table:table-cell>
          <table:table-cell table:style-name="ce28" table:formula="of:=SUM([.S49:.T49])" office:value-type="currency" office:currency="CAD" office:value="732391259" calcext:value-type="currency">
            <text:p>$732,391,259</text:p>
          </table:table-cell>
          <table:table-cell table:style-name="ce29" office:value-type="currency" office:currency="CAD" office:value="732391259" calcext:value-type="currency">
            <text:p>$732,391,259</text:p>
          </table:table-cell>
          <table:table-cell table:style-name="ce29"/>
          <table:table-cell table:style-name="ce28" table:formula="of:=SUM([.V49:.X49])" office:value-type="currency" office:currency="CAD" office:value="234908000" calcext:value-type="currency">
            <text:p>$234,908,000</text:p>
          </table:table-cell>
          <table:table-cell table:style-name="ce29" office:value-type="currency" office:currency="CAD" office:value="143952826" calcext:value-type="currency">
            <text:p>$143,952,826</text:p>
          </table:table-cell>
          <table:table-cell table:style-name="ce29" office:value-type="currency" office:currency="CAD" office:value="90955174" calcext:value-type="currency">
            <text:p>$90,955,174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930838763" calcext:value-type="currency">
            <text:p>$930,838,763</text:p>
          </table:table-cell>
          <table:table-cell table:style-name="ce26"/>
          <table:table-cell table:style-name="ce39" office:value-type="percentage" office:value="0.79" calcext:value-type="percentage">
            <text:p>79.00%</text:p>
          </table:table-cell>
          <table:table-cell table:style-name="ce41" office:value-type="currency" office:currency="USD" office:value="1.65" calcext:value-type="currency">
            <text:p>$1.65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96" calcext:value-type="float">
            <text:p>2,496</text:p>
          </table:table-cell>
          <table:table-cell table:style-name="ce7" office:value-type="float" office:value="1543" calcext:value-type="float">
            <text:p>1,5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284" calcext:value-type="float">
            <text:p>4,284</text:p>
          </table:table-cell>
          <table:table-cell table:style-name="ce5"/>
          <table:table-cell table:style-name="ce18" table:number-columns-repeated="2"/>
          <table:table-cell table:style-name="ce16" office:value-type="float" office:value="444544000" calcext:value-type="float">
            <text:p>444,544,000</text:p>
          </table:table-cell>
          <table:table-cell table:style-name="ce16"/>
          <table:table-cell table:style-name="ce28" table:formula="of:=SUM([.R50];[.U50])" office:value-type="currency" office:currency="CAD" office:value="1023166914" calcext:value-type="currency">
            <text:p>$1,023,166,914</text:p>
          </table:table-cell>
          <table:table-cell table:style-name="ce28" table:formula="of:=SUM([.S50:.T50])" office:value-type="currency" office:currency="CAD" office:value="760779700" calcext:value-type="currency">
            <text:p>$760,779,700</text:p>
          </table:table-cell>
          <table:table-cell table:style-name="ce29" office:value-type="currency" office:currency="CAD" office:value="760779700" calcext:value-type="currency">
            <text:p>$760,779,700</text:p>
          </table:table-cell>
          <table:table-cell table:style-name="ce29"/>
          <table:table-cell table:style-name="ce28" table:formula="of:=SUM([.V50:.X50])" office:value-type="currency" office:currency="CAD" office:value="262387214" calcext:value-type="currency">
            <text:p>$262,387,214</text:p>
          </table:table-cell>
          <table:table-cell table:style-name="ce29" office:value-type="currency" office:currency="CAD" office:value="170787214" calcext:value-type="currency">
            <text:p>$170,787,214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013684058" calcext:value-type="currency">
            <text:p>$1,013,684,058</text:p>
          </table:table-cell>
          <table:table-cell table:style-name="ce26"/>
          <table:table-cell table:style-name="ce39" office:value-type="percentage" office:value="0.75" calcext:value-type="percentage">
            <text:p>75.00%</text:p>
          </table:table-cell>
          <table:table-cell table:style-name="ce41" office:value-type="currency" office:currency="USD" office:value="1.66" calcext:value-type="currency">
            <text:p>$1.66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96" calcext:value-type="float">
            <text:p>2,496</text:p>
          </table:table-cell>
          <table:table-cell table:style-name="ce7" office:value-type="float" office:value="1543" calcext:value-type="float">
            <text:p>1,5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440" calcext:value-type="float">
            <text:p>4,440</text:p>
          </table:table-cell>
          <table:table-cell table:style-name="ce5"/>
          <table:table-cell table:style-name="ce18" table:number-columns-repeated="2"/>
          <table:table-cell table:style-name="ce16" office:value-type="float" office:value="459769000" calcext:value-type="float">
            <text:p>459,769,000</text:p>
          </table:table-cell>
          <table:table-cell table:style-name="ce16"/>
          <table:table-cell table:style-name="ce28" table:formula="of:=SUM([.R51];[.U51])" office:value-type="currency" office:currency="CAD" office:value="1103995523" calcext:value-type="currency">
            <text:p>$1,103,995,523</text:p>
          </table:table-cell>
          <table:table-cell table:style-name="ce28" table:formula="of:=SUM([.S51:.T51])" office:value-type="currency" office:currency="CAD" office:value="801600523" calcext:value-type="currency">
            <text:p>$801,600,523</text:p>
          </table:table-cell>
          <table:table-cell table:style-name="ce29" office:value-type="currency" office:currency="CAD" office:value="801600523" calcext:value-type="currency">
            <text:p>$801,600,523</text:p>
          </table:table-cell>
          <table:table-cell table:style-name="ce29"/>
          <table:table-cell table:style-name="ce28" table:formula="of:=SUM([.V51:.X51])" office:value-type="currency" office:currency="CAD" office:value="302395000" calcext:value-type="currency">
            <text:p>$302,395,000</text:p>
          </table:table-cell>
          <table:table-cell table:style-name="ce29" office:value-type="currency" office:currency="CAD" office:value="210795000" calcext:value-type="currency">
            <text:p>$210,795,000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093167891" calcext:value-type="currency">
            <text:p>$1,093,167,891</text:p>
          </table:table-cell>
          <table:table-cell table:style-name="ce26"/>
          <table:table-cell table:style-name="ce39" office:value-type="percentage" office:value="0.73" calcext:value-type="percentage">
            <text:p>73.00%</text:p>
          </table:table-cell>
          <table:table-cell table:style-name="ce41" office:value-type="currency" office:currency="USD" office:value="1.68" calcext:value-type="currency">
            <text:p>$1.68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95" calcext:value-type="float">
            <text:p>2,695</text:p>
          </table:table-cell>
          <table:table-cell table:style-name="ce7" office:value-type="float" office:value="1739" calcext:value-type="float">
            <text:p>1,7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758" calcext:value-type="float">
            <text:p>4,758</text:p>
          </table:table-cell>
          <table:table-cell table:style-name="ce5"/>
          <table:table-cell table:style-name="ce18" table:number-columns-repeated="2"/>
          <table:table-cell table:style-name="ce16" office:value-type="float" office:value="466700000" calcext:value-type="float">
            <text:p>466,700,000</text:p>
          </table:table-cell>
          <table:table-cell table:style-name="ce16"/>
          <table:table-cell table:style-name="ce28" table:formula="of:=SUM([.R52];[.U52])" office:value-type="currency" office:currency="CAD" office:value="1186293342" calcext:value-type="currency">
            <text:p>$1,186,293,342</text:p>
          </table:table-cell>
          <table:table-cell table:style-name="ce28" table:formula="of:=SUM([.S52:.T52])" office:value-type="currency" office:currency="CAD" office:value="866651342" calcext:value-type="currency">
            <text:p>$866,651,342</text:p>
          </table:table-cell>
          <table:table-cell table:style-name="ce29" office:value-type="currency" office:currency="CAD" office:value="866651342" calcext:value-type="currency">
            <text:p>$866,651,342</text:p>
          </table:table-cell>
          <table:table-cell table:style-name="ce29"/>
          <table:table-cell table:style-name="ce28" table:formula="of:=SUM([.V52:.X52])" office:value-type="currency" office:currency="CAD" office:value="319642000" calcext:value-type="currency">
            <text:p>$319,642,000</text:p>
          </table:table-cell>
          <table:table-cell table:style-name="ce29" office:value-type="currency" office:currency="CAD" office:value="147810000" calcext:value-type="currency">
            <text:p>$147,810,000</text:p>
          </table:table-cell>
          <table:table-cell table:style-name="ce29" office:value-type="currency" office:currency="CAD" office:value="171832000" calcext:value-type="currency">
            <text:p>$171,832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172811748" calcext:value-type="currency">
            <text:p>$1,172,811,748</text:p>
          </table:table-cell>
          <table:table-cell table:style-name="ce26"/>
          <table:table-cell table:style-name="ce39" office:value-type="percentage" office:value="0.74" calcext:value-type="percentage">
            <text:p>74.00%</text:p>
          </table:table-cell>
          <table:table-cell table:style-name="ce41" office:value-type="currency" office:currency="USD" office:value="1.79" calcext:value-type="currency">
            <text:p>$1.79</text:p>
          </table:table-cell>
          <table:table-cell table:style-name="ce5" table:number-columns-repeated="3"/>
          <table:table-cell table:number-columns-repeated="993"/>
        </table:table-row>
        <table:table-row table:style-name="ro3">
          <table:table-cell table:style-name="ce3" office:value-type="float" office:value="2009" calcext:value-type="float">
            <text:p>2009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66" calcext:value-type="float">
            <text:p>2,866</text:p>
          </table:table-cell>
          <table:table-cell table:style-name="ce8" office:value-type="float" office:value="1733" calcext:value-type="float">
            <text:p>17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163" calcext:value-type="float">
            <text:p>5,163</text:p>
          </table:table-cell>
          <table:table-cell table:style-name="ce5"/>
          <table:table-cell table:style-name="ce17" office:value-type="float" office:value="12324" calcext:value-type="float">
            <text:p>12,324</text:p>
          </table:table-cell>
          <table:table-cell table:style-name="ce18"/>
          <table:table-cell table:style-name="ce16" office:value-type="float" office:value="471233000" calcext:value-type="float">
            <text:p>471,233,000</text:p>
          </table:table-cell>
          <table:table-cell table:style-name="ce16"/>
          <table:table-cell table:style-name="ce28" table:formula="of:=SUM([.R53];[.U53])" office:value-type="currency" office:currency="CAD" office:value="1304892656" calcext:value-type="currency">
            <text:p>$1,304,892,656</text:p>
          </table:table-cell>
          <table:table-cell table:style-name="ce28" table:formula="of:=SUM([.S53:.T53])" office:value-type="currency" office:currency="CAD" office:value="859511656" calcext:value-type="currency">
            <text:p>$859,511,656</text:p>
          </table:table-cell>
          <table:table-cell table:style-name="ce29" office:value-type="currency" office:currency="CAD" office:value="859511656" calcext:value-type="currency">
            <text:p>$859,511,656</text:p>
          </table:table-cell>
          <table:table-cell table:style-name="ce29"/>
          <table:table-cell table:style-name="ce28" table:formula="of:=SUM([.V53:.X53])" office:value-type="currency" office:currency="CAD" office:value="445381000" calcext:value-type="currency">
            <text:p>$445,381,000</text:p>
          </table:table-cell>
          <table:table-cell table:style-name="ce29" office:value-type="currency" office:currency="CAD" office:value="353781000" calcext:value-type="currency">
            <text:p>$353,781,000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286957165" calcext:value-type="currency">
            <text:p>$1,286,957,165</text:p>
          </table:table-cell>
          <table:table-cell table:style-name="ce26"/>
          <table:table-cell table:style-name="ce39" office:value-type="percentage" office:value="0.667" calcext:value-type="percentage">
            <text:p>66.70%</text:p>
          </table:table-cell>
          <table:table-cell table:style-name="ce41" office:value-type="currency" office:currency="USD" office:value="1.77" calcext:value-type="currency">
            <text:p>$1.77</text:p>
          </table:table-cell>
          <table:table-cell table:style-name="ce5" table:number-columns-repeated="3"/>
          <table:table-cell table:number-columns-repeated="993"/>
        </table:table-row>
        <table:table-row table:style-name="ro3">
          <table:table-cell table:style-name="ce3" office:value-type="float" office:value="2010" calcext:value-type="float">
            <text:p>2010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766" calcext:value-type="float">
            <text:p>2,766</text:p>
          </table:table-cell>
          <table:table-cell table:style-name="ce12" office:value-type="float" office:value="1811" calcext:value-type="float">
            <text:p>1,8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097" calcext:value-type="float">
            <text:p>5,097</text:p>
          </table:table-cell>
          <table:table-cell table:style-name="ce5"/>
          <table:table-cell table:style-name="ce17" office:value-type="float" office:value="12553" calcext:value-type="float">
            <text:p>12,553</text:p>
          </table:table-cell>
          <table:table-cell table:style-name="ce18"/>
          <table:table-cell table:style-name="ce16" office:value-type="float" office:value="477357000" calcext:value-type="float">
            <text:p>477,357,000</text:p>
          </table:table-cell>
          <table:table-cell table:style-name="ce16"/>
          <table:table-cell table:style-name="ce28" table:formula="of:=SUM([.R54];[.U54])" office:value-type="currency" office:currency="CAD" office:value="1362177900" calcext:value-type="currency">
            <text:p>$1,362,177,900</text:p>
          </table:table-cell>
          <table:table-cell table:style-name="ce28" table:formula="of:=SUM([.S54:.T54])" office:value-type="currency" office:currency="CAD" office:value="960833027" calcext:value-type="currency">
            <text:p>$960,833,027</text:p>
          </table:table-cell>
          <table:table-cell table:style-name="ce29" office:value-type="currency" office:currency="CAD" office:value="960833027" calcext:value-type="currency">
            <text:p>$960,833,027</text:p>
          </table:table-cell>
          <table:table-cell table:style-name="ce29"/>
          <table:table-cell table:style-name="ce28" table:formula="of:=SUM([.V54:.X54])" office:value-type="currency" office:currency="CAD" office:value="401344873" calcext:value-type="currency">
            <text:p>$401,344,873</text:p>
          </table:table-cell>
          <table:table-cell table:style-name="ce29" office:value-type="currency" office:currency="CAD" office:value="309744873" calcext:value-type="currency">
            <text:p>$309,744,873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356325727" calcext:value-type="currency">
            <text:p>$1,356,325,727</text:p>
          </table:table-cell>
          <table:table-cell table:style-name="ce26"/>
          <table:table-cell table:style-name="ce39" office:value-type="percentage" office:value="0.713" calcext:value-type="percentage">
            <text:p>71.30%</text:p>
          </table:table-cell>
          <table:table-cell table:style-name="ce41" office:value-type="currency" office:currency="USD" office:value="1.95" calcext:value-type="currency">
            <text:p>$1.95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1" calcext:value-type="float">
            <text:p>2011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26" calcext:value-type="float">
            <text:p>2,826</text:p>
          </table:table-cell>
          <table:table-cell table:style-name="ce12" office:value-type="float" office:value="1799" calcext:value-type="float">
            <text:p>1,7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121" calcext:value-type="float">
            <text:p>5,121</text:p>
          </table:table-cell>
          <table:table-cell table:style-name="ce5"/>
          <table:table-cell table:style-name="ce17" office:value-type="float" office:value="12647" calcext:value-type="float">
            <text:p>12,647</text:p>
          </table:table-cell>
          <table:table-cell table:style-name="ce18"/>
          <table:table-cell table:style-name="ce16" office:value-type="float" office:value="500219000" calcext:value-type="float">
            <text:p>500,219,000</text:p>
          </table:table-cell>
          <table:table-cell table:style-name="ce16"/>
          <table:table-cell table:style-name="ce28" table:formula="of:=SUM([.R55];[.U55])" office:value-type="currency" office:currency="CAD" office:value="1436752086" calcext:value-type="currency">
            <text:p>$1,436,752,086</text:p>
          </table:table-cell>
          <table:table-cell table:style-name="ce28" table:formula="of:=SUM([.S55:.T55])" office:value-type="currency" office:currency="CAD" office:value="999737086" calcext:value-type="currency">
            <text:p>$999,737,086</text:p>
          </table:table-cell>
          <table:table-cell table:style-name="ce29" office:value-type="currency" office:currency="CAD" office:value="999737086" calcext:value-type="currency">
            <text:p>$999,737,086</text:p>
          </table:table-cell>
          <table:table-cell table:style-name="ce29"/>
          <table:table-cell table:style-name="ce28" table:formula="of:=SUM([.V55:.X55])" office:value-type="currency" office:currency="CAD" office:value="437015000" calcext:value-type="currency">
            <text:p>$437,015,000</text:p>
          </table:table-cell>
          <table:table-cell table:style-name="ce29" office:value-type="currency" office:currency="CAD" office:value="345415000" calcext:value-type="currency">
            <text:p>$345,415,000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419892261" calcext:value-type="currency">
            <text:p>$1,419,892,261</text:p>
          </table:table-cell>
          <table:table-cell table:style-name="ce26"/>
          <table:table-cell table:style-name="ce39" office:value-type="percentage" office:value="0.703" calcext:value-type="percentage">
            <text:p>70.30%</text:p>
          </table:table-cell>
          <table:table-cell table:style-name="ce41" office:value-type="currency" office:currency="USD" office:value="1.94" calcext:value-type="currency">
            <text:p>$1.94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974" calcext:value-type="float">
            <text:p>2,974</text:p>
          </table:table-cell>
          <table:table-cell table:style-name="ce12" office:value-type="float" office:value="1857" calcext:value-type="float">
            <text:p>1,8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840" calcext:value-type="float">
            <text:p>84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278" calcext:value-type="float">
            <text:p>5,278</text:p>
          </table:table-cell>
          <table:table-cell table:style-name="ce5"/>
          <table:table-cell table:style-name="ce17" office:value-type="float" office:value="12739" calcext:value-type="float">
            <text:p>12,739</text:p>
          </table:table-cell>
          <table:table-cell table:style-name="ce18"/>
          <table:table-cell table:style-name="ce16" office:value-type="float" office:value="514007000" calcext:value-type="float">
            <text:p>514,007,000</text:p>
          </table:table-cell>
          <table:table-cell table:style-name="ce16"/>
          <table:table-cell table:style-name="ce28" table:formula="of:=SUM([.R56];[.U56])" office:value-type="currency" office:currency="CAD" office:value="1449229565" calcext:value-type="currency">
            <text:p>$1,449,229,565</text:p>
          </table:table-cell>
          <table:table-cell table:style-name="ce28" table:formula="of:=SUM([.S56:.T56])" office:value-type="currency" office:currency="CAD" office:value="1060641960" calcext:value-type="currency">
            <text:p>$1,060,641,960</text:p>
          </table:table-cell>
          <table:table-cell table:style-name="ce29" office:value-type="currency" office:currency="CAD" office:value="1060641960" calcext:value-type="currency">
            <text:p>$1,060,641,960</text:p>
          </table:table-cell>
          <table:table-cell table:style-name="ce29"/>
          <table:table-cell table:style-name="ce28" table:formula="of:=SUM([.V56:.X56])" office:value-type="currency" office:currency="CAD" office:value="388587605" calcext:value-type="currency">
            <text:p>$388,587,605</text:p>
          </table:table-cell>
          <table:table-cell table:style-name="ce29" office:value-type="currency" office:currency="CAD" office:value="296987605" calcext:value-type="currency">
            <text:p>$296,987,605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421456469" calcext:value-type="currency">
            <text:p>$1,421,456,469</text:p>
          </table:table-cell>
          <table:table-cell table:style-name="ce26"/>
          <table:table-cell table:style-name="ce39" office:value-type="percentage" office:value="0.738" calcext:value-type="percentage">
            <text:p>73.80%</text:p>
          </table:table-cell>
          <table:table-cell table:style-name="ce41" office:value-type="currency" office:currency="USD" office:value="1.98" calcext:value-type="currency">
            <text:p>$1.98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3" calcext:value-type="float">
            <text:p>2013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900" calcext:value-type="float">
            <text:p>2,900</text:p>
          </table:table-cell>
          <table:table-cell table:style-name="ce12" office:value-type="float" office:value="1848" calcext:value-type="float">
            <text:p>1,84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772" calcext:value-type="float">
            <text:p>77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441" calcext:value-type="float">
            <text:p>5,441</text:p>
          </table:table-cell>
          <table:table-cell table:style-name="ce5"/>
          <table:table-cell table:style-name="ce17" office:value-type="float" office:value="12920" calcext:value-type="float">
            <text:p>12,920</text:p>
          </table:table-cell>
          <table:table-cell table:style-name="ce18"/>
          <table:table-cell table:style-name="ce16" office:value-type="float" office:value="525194000" calcext:value-type="float">
            <text:p>525,194,000</text:p>
          </table:table-cell>
          <table:table-cell table:style-name="ce16"/>
          <table:table-cell table:style-name="ce28" table:formula="of:=SUM([.R57];[.U57])" office:value-type="currency" office:currency="CAD" office:value="1469621491" calcext:value-type="currency">
            <text:p>$1,469,621,491</text:p>
          </table:table-cell>
          <table:table-cell table:style-name="ce28" table:formula="of:=SUM([.S57:.T57])" office:value-type="currency" office:currency="CAD" office:value="1094535465" calcext:value-type="currency">
            <text:p>$1,094,535,465</text:p>
          </table:table-cell>
          <table:table-cell table:style-name="ce29" office:value-type="currency" office:currency="CAD" office:value="1094535465" calcext:value-type="currency">
            <text:p>$1,094,535,465</text:p>
          </table:table-cell>
          <table:table-cell table:style-name="ce29"/>
          <table:table-cell table:style-name="ce28" table:formula="of:=SUM([.V57:.X57])" office:value-type="currency" office:currency="CAD" office:value="375086026" calcext:value-type="currency">
            <text:p>$375,086,026</text:p>
          </table:table-cell>
          <table:table-cell table:style-name="ce29" office:value-type="currency" office:currency="CAD" office:value="283486026" calcext:value-type="currency">
            <text:p>$283,486,026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439786267" calcext:value-type="currency">
            <text:p>$1,439,786,267</text:p>
          </table:table-cell>
          <table:table-cell table:style-name="ce26"/>
          <table:table-cell table:style-name="ce39" office:value-type="percentage" office:value="0.751" calcext:value-type="percentage">
            <text:p>75.10%</text:p>
          </table:table-cell>
          <table:table-cell table:style-name="ce41" office:value-type="currency" office:currency="USD" office:value="2" calcext:value-type="currency">
            <text:p>$2.00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73" calcext:value-type="float">
            <text:p>2,873</text:p>
          </table:table-cell>
          <table:table-cell table:style-name="ce12" office:value-type="float" office:value="1735" calcext:value-type="float">
            <text:p>1,7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724" calcext:value-type="float">
            <text:p>72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613" calcext:value-type="float">
            <text:p>5,613</text:p>
          </table:table-cell>
          <table:table-cell table:style-name="ce5"/>
          <table:table-cell table:style-name="ce17" office:value-type="float" office:value="13209" calcext:value-type="float">
            <text:p>13,209</text:p>
          </table:table-cell>
          <table:table-cell table:style-name="ce18"/>
          <table:table-cell table:style-name="ce16" office:value-type="float" office:value="534815000" calcext:value-type="float">
            <text:p>534,815,000</text:p>
          </table:table-cell>
          <table:table-cell table:style-name="ce16"/>
          <table:table-cell table:style-name="ce28" table:formula="of:=SUM([.R58];[.U58])" office:value-type="currency" office:currency="CAD" office:value="1565624586" calcext:value-type="currency">
            <text:p>$1,565,624,586</text:p>
          </table:table-cell>
          <table:table-cell table:style-name="ce28" table:formula="of:=SUM([.S58:.T58])" office:value-type="currency" office:currency="CAD" office:value="1130045500" calcext:value-type="currency">
            <text:p>$1,130,045,500</text:p>
          </table:table-cell>
          <table:table-cell table:style-name="ce29" office:value-type="currency" office:currency="CAD" office:value="1130045500" calcext:value-type="currency">
            <text:p>$1,130,045,500</text:p>
          </table:table-cell>
          <table:table-cell table:style-name="ce29"/>
          <table:table-cell table:style-name="ce28" table:formula="of:=SUM([.V58:.X58])" office:value-type="currency" office:currency="CAD" office:value="435579086" calcext:value-type="currency">
            <text:p>$435,579,086</text:p>
          </table:table-cell>
          <table:table-cell table:style-name="ce29" office:value-type="currency" office:currency="CAD" office:value="343979086" calcext:value-type="currency">
            <text:p>$343,979,086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539882747" calcext:value-type="currency">
            <text:p>$1,539,882,747</text:p>
          </table:table-cell>
          <table:table-cell table:style-name="ce26"/>
          <table:table-cell table:style-name="ce39" office:value-type="percentage" office:value="0.728" calcext:value-type="percentage">
            <text:p>72.80%</text:p>
          </table:table-cell>
          <table:table-cell table:style-name="ce41" office:value-type="currency" office:currency="USD" office:value="2.03" calcext:value-type="currency">
            <text:p>$2.03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44" calcext:value-type="float">
            <text:p>2,844</text:p>
          </table:table-cell>
          <table:table-cell table:style-name="ce12" office:value-type="float" office:value="1861" calcext:value-type="float">
            <text:p>1,8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796" calcext:value-type="float">
            <text:p>79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785" calcext:value-type="float">
            <text:p>5,785</text:p>
          </table:table-cell>
          <table:table-cell table:style-name="ce5"/>
          <table:table-cell table:style-name="ce17" office:value-type="float" office:value="13651" calcext:value-type="float">
            <text:p>13,651</text:p>
          </table:table-cell>
          <table:table-cell table:style-name="ce17" office:value-type="float" office:value="923600000" calcext:value-type="float">
            <text:p>923,600,000</text:p>
          </table:table-cell>
          <table:table-cell table:style-name="ce16" office:value-type="float" office:value="537595000" calcext:value-type="float">
            <text:p>537,595,000</text:p>
          </table:table-cell>
          <table:table-cell table:style-name="ce16"/>
          <table:table-cell table:style-name="ce28" table:formula="of:=SUM([.R59];[.U59])" office:value-type="currency" office:currency="CAD" office:value="1664740568" calcext:value-type="currency">
            <text:p>$1,664,740,568</text:p>
          </table:table-cell>
          <table:table-cell table:style-name="ce28" table:formula="of:=SUM([.S59:.T59])" office:value-type="currency" office:currency="CAD" office:value="1151153173" calcext:value-type="currency">
            <text:p>$1,151,153,173</text:p>
          </table:table-cell>
          <table:table-cell table:style-name="ce29" office:value-type="currency" office:currency="CAD" office:value="1151153173" calcext:value-type="currency">
            <text:p>$1,151,153,173</text:p>
          </table:table-cell>
          <table:table-cell table:style-name="ce29"/>
          <table:table-cell table:style-name="ce28" table:formula="of:=SUM([.V59:.X59])" office:value-type="currency" office:currency="CAD" office:value="513587395" calcext:value-type="currency">
            <text:p>$513,587,395</text:p>
          </table:table-cell>
          <table:table-cell table:style-name="ce29" office:value-type="currency" office:currency="CAD" office:value="421987395" calcext:value-type="currency">
            <text:p>$421,987,395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637966363" calcext:value-type="currency">
            <text:p>$1,637,966,363</text:p>
          </table:table-cell>
          <table:table-cell table:style-name="ce26"/>
          <table:table-cell table:style-name="ce39" office:value-type="percentage" office:value="0.695" calcext:value-type="percentage">
            <text:p>69.50%</text:p>
          </table:table-cell>
          <table:table-cell table:style-name="ce41" office:value-type="currency" office:currency="USD" office:value="2.06" calcext:value-type="currency">
            <text:p>$2.06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3242" calcext:value-type="float">
            <text:p>3,242</text:p>
          </table:table-cell>
          <table:table-cell table:style-name="ce12" office:value-type="float" office:value="1926" calcext:value-type="float">
            <text:p>1,9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float" office:value="840" calcext:value-type="float">
            <text:p>84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911" calcext:value-type="float">
            <text:p>5,911</text:p>
          </table:table-cell>
          <table:table-cell table:style-name="ce5"/>
          <table:table-cell table:style-name="ce17" office:value-type="float" office:value="14095" calcext:value-type="float">
            <text:p>14,095</text:p>
          </table:table-cell>
          <table:table-cell table:style-name="ce17" office:value-type="float" office:value="916300000" calcext:value-type="float">
            <text:p>916,300,000</text:p>
          </table:table-cell>
          <table:table-cell table:style-name="ce16" office:value-type="float" office:value="538079000" calcext:value-type="float">
            <text:p>538,079,000</text:p>
          </table:table-cell>
          <table:table-cell table:style-name="ce16"/>
          <table:table-cell table:style-name="ce28" table:formula="of:=SUM([.R60];[.U60])" office:value-type="currency" office:currency="CAD" office:value="1689070477" calcext:value-type="currency">
            <text:p>$1,689,070,477</text:p>
          </table:table-cell>
          <table:table-cell table:style-name="ce28" table:formula="of:=SUM([.S60:.T60])" office:value-type="currency" office:currency="CAD" office:value="1169101541" calcext:value-type="currency">
            <text:p>$1,169,101,541</text:p>
          </table:table-cell>
          <table:table-cell table:style-name="ce29" office:value-type="currency" office:currency="CAD" office:value="1169101541" calcext:value-type="currency">
            <text:p>$1,169,101,541</text:p>
          </table:table-cell>
          <table:table-cell table:style-name="ce29"/>
          <table:table-cell table:style-name="ce28" table:formula="of:=SUM([.V60:.X60])" office:value-type="currency" office:currency="CAD" office:value="519968936" calcext:value-type="currency">
            <text:p>$519,968,936</text:p>
          </table:table-cell>
          <table:table-cell table:style-name="ce29" office:value-type="currency" office:currency="CAD" office:value="428368936" calcext:value-type="currency">
            <text:p>$428,368,936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659757328" calcext:value-type="currency">
            <text:p>$1,659,757,328</text:p>
          </table:table-cell>
          <table:table-cell table:style-name="ce26"/>
          <table:table-cell table:style-name="ce39" office:value-type="percentage" office:value="0.699" calcext:value-type="percentage">
            <text:p>69.90%</text:p>
          </table:table-cell>
          <table:table-cell table:style-name="ce41" office:value-type="currency" office:currency="USD" office:value="2.09" calcext:value-type="currency">
            <text:p>$2.09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3249" calcext:value-type="float">
            <text:p>3,249</text:p>
          </table:table-cell>
          <table:table-cell table:style-name="ce12" office:value-type="float" office:value="1920" calcext:value-type="float">
            <text:p>1,9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2" calcext:value-type="float">
            <text:p>212</text:p>
          </table:table-cell>
          <table:table-cell table:style-name="ce7" table:formula="of:=184+57" office:value-type="float" office:value="241" calcext:value-type="float">
            <text:p>241</text:p>
          </table:table-cell>
          <table:table-cell table:style-name="ce7" office:value-type="float" office:value="838" calcext:value-type="float">
            <text:p>83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932" calcext:value-type="float">
            <text:p>5,932</text:p>
          </table:table-cell>
          <table:table-cell table:style-name="ce5"/>
          <table:table-cell table:style-name="ce17" office:value-type="float" office:value="14389" calcext:value-type="float">
            <text:p>14,389</text:p>
          </table:table-cell>
          <table:table-cell table:style-name="ce17" office:value-type="float" office:value="942600000" calcext:value-type="float">
            <text:p>942,600,000</text:p>
          </table:table-cell>
          <table:table-cell table:style-name="ce16" office:value-type="float" office:value="533216000" calcext:value-type="float">
            <text:p>533,216,000</text:p>
          </table:table-cell>
          <table:table-cell table:style-name="ce16"/>
          <table:table-cell table:style-name="ce26" table:formula="of:=SUM([.R61];[.U61])" office:value-type="currency" office:value="1709720886" calcext:value-type="currency">
            <text:p>$1,709,720,886</text:p>
          </table:table-cell>
          <table:table-cell table:style-name="ce27" office:value-type="currency" office:value="1243202000" calcext:value-type="currency">
            <text:p>$1,243,202,000</text:p>
          </table:table-cell>
          <table:table-cell table:style-name="ce29" office:value-type="currency" office:currency="CAD" office:value="1171580000" calcext:value-type="currency">
            <text:p>$1,171,580,000</text:p>
          </table:table-cell>
          <table:table-cell table:style-name="ce26" table:formula="of:=[.R61]-[.S61]" office:value-type="currency" office:value="71622000" calcext:value-type="currency">
            <text:p>$71,622,000</text:p>
          </table:table-cell>
          <table:table-cell table:style-name="ce28" table:formula="of:=SUM([.V61:.X61])" office:value-type="currency" office:currency="CAD" office:value="466518886" calcext:value-type="currency">
            <text:p>$466,518,886</text:p>
          </table:table-cell>
          <table:table-cell table:style-name="ce29" office:value-type="currency" office:currency="CAD" office:value="374918886" calcext:value-type="currency">
            <text:p>$374,918,886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647732590" calcext:value-type="currency">
            <text:p>$1,647,732,590</text:p>
          </table:table-cell>
          <table:table-cell table:style-name="ce26"/>
          <table:table-cell table:style-name="ce39" office:value-type="percentage" office:value="0.728" calcext:value-type="percentage">
            <text:p>72.80%</text:p>
          </table:table-cell>
          <table:table-cell table:style-name="ce41" office:value-type="currency" office:currency="USD" office:value="2.18" calcext:value-type="currency">
            <text:p>$2.18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394" calcext:value-type="float">
            <text:p>3394</text:p>
          </table:table-cell>
          <table:table-cell table:style-name="ce12" office:value-type="float" office:value="2010" calcext:value-type="float">
            <text:p>2,0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3" calcext:value-type="float">
            <text:p>263</text:p>
          </table:table-cell>
          <table:table-cell table:style-name="ce8" table:formula="of:=128+117" office:value-type="float" office:value="245" calcext:value-type="float">
            <text:p>245</text:p>
          </table:table-cell>
          <table:table-cell table:style-name="ce8" office:value-type="float" office:value="848" calcext:value-type="float">
            <text:p>84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14812" calcext:value-type="float">
            <text:p>14,812</text:p>
          </table:table-cell>
          <table:table-cell table:style-name="ce17" office:value-type="float" office:value="976500000" calcext:value-type="float">
            <text:p>976,500,000</text:p>
          </table:table-cell>
          <table:table-cell table:style-name="ce17" office:value-type="float" office:value="521400000" calcext:value-type="float">
            <text:p>521,400,000</text:p>
          </table:table-cell>
          <table:table-cell table:style-name="ce5"/>
          <table:table-cell table:style-name="ce26"/>
          <table:table-cell table:style-name="ce27" office:value-type="currency" office:value="1234789000" calcext:value-type="currency">
            <text:p>$1,234,789,000</text:p>
          </table:table-cell>
          <table:table-cell table:style-name="ce27" office:value-type="currency" office:value="1169797000" calcext:value-type="currency">
            <text:p>$1,169,797,000</text:p>
          </table:table-cell>
          <table:table-cell table:style-name="ce26" table:formula="of:=[.R62]-[.S62]" office:value-type="currency" office:value="64992000" calcext:value-type="currency">
            <text:p>$64,992,000</text:p>
          </table:table-cell>
          <table:table-cell table:style-name="ce5" table:number-columns-repeated="4"/>
          <table:table-cell/>
          <table:table-cell table:style-name="ce5"/>
          <table:table-cell table:style-name="ce38" office:value-type="percentage" office:value="0.68" calcext:value-type="percentage">
            <text:p>68.00%</text:p>
          </table:table-cell>
          <table:table-cell table:style-name="ce42"/>
          <table:table-cell table:style-name="ce5" table:number-columns-repeated="3"/>
          <table:table-cell table:number-columns-repeated="993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8" table:number-columns-repeated="2"/>
          <table:table-cell table:style-name="ce12"/>
          <table:table-cell table:style-name="ce8" office:value-type="string" calcext:value-type="string">
            <text:p/>
            <text:p/>
          </table:table-cell>
          <table:table-cell table:style-name="ce8" table:number-columns-repeated="5"/>
          <table:table-cell table:style-name="ce5" table:number-columns-repeated="2"/>
          <table:table-cell table:style-name="ce18" table:number-columns-repeated="2"/>
          <table:table-cell table:style-name="ce5" table:number-columns-repeated="2"/>
          <table:table-cell table:style-name="ce26" table:number-columns-repeated="3"/>
          <table:table-cell table:style-name="ce5" table:number-columns-repeated="8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8" table:number-columns-repeated="2"/>
          <table:table-cell table:style-name="ce12"/>
          <table:table-cell table:style-name="ce8" table:number-columns-repeated="6"/>
          <table:table-cell table:style-name="ce5" table:number-columns-repeated="2"/>
          <table:table-cell table:style-name="ce18" table:number-columns-repeated="2"/>
          <table:table-cell table:style-name="ce5" table:number-columns-repeated="2"/>
          <table:table-cell table:style-name="ce26" table:number-columns-repeated="3"/>
          <table:table-cell table:style-name="ce5" table:number-columns-repeated="8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 table:number-rows-repeated="3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"/>
          <table:table-cell table:style-name="ce18"/>
          <table:table-cell table:style-name="ce5" table:number-columns-repeated="18"/>
          <table:table-cell table:number-columns-repeated="993"/>
        </table:table-row>
        <table:table-row table:style-name="ro2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1"/>
          <table:table-cell table:number-columns-repeated="993"/>
        </table:table-row>
        <table:table-row table:style-name="ro2" table:number-rows-repeated="4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1"/>
          <table:table-cell table:number-columns-repeated="993"/>
        </table:table-row>
        <table:table-row table:style-name="ro3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1"/>
          <table:table-cell table:number-columns-repeated="993"/>
        </table:table-row>
        <table:table-row table:style-name="ro3">
          <table:table-cell table:style-name="ce4"/>
          <table:table-cell table:style-name="ce5" table:number-columns-repeated="30"/>
          <table:table-cell table:number-columns-repeated="993"/>
        </table:table-row>
        <table:table-row table:style-name="ro2" table:number-rows-repeated="4">
          <table:table-cell table:style-name="ce4"/>
          <table:table-cell table:style-name="ce5" table:number-columns-repeated="30"/>
          <table:table-cell table:number-columns-repeated="993"/>
        </table:table-row>
        <table:table-row table:style-name="ro5" table:number-rows-repeated="83">
          <table:table-cell table:style-name="ce5" table:number-columns-repeated="31"/>
          <table:table-cell table:number-columns-repeated="993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_1" table:target-range-address="TTC.A4:TTC.AE16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/>
      <number:number number:decimal-places="0" loext:min-decimal-places="0" number:min-integer-digits="1" number:grouping="true"/>
    </number:currency-style>
    <number:currency-style style:name="N126">
      <number:currency-symbol>$</number:currency-symbol>
      <number:number number:decimal-places="2" loext:min-decimal-places="2" number:min-integer-digits="1" number:grouping="true"/>
    </number:currency-style>
    <number:currency-style style:name="N127P0" style:volatile="true">
      <number:currency-symbol number:language="en" number:country="CA">$</number:currency-symbol>
      <number:number number:decimal-places="0" loext:min-decimal-places="0" number:min-integer-digits="1" number:grouping="true"/>
    </number:currency-style>
    <number:currency-style style:name="N127">
      <number:text>-</number:text>
      <number:currency-symbol number:language="en" number:country="CA">$</number:currency-symbol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TC" style:display-name="PageStyle_TT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67" meta:object-count="0"/>
    <meta:generator>LibreOfficeDev/6.0.5.2$Linux_X86_64 LibreOffice_project/</meta:generator>
  </office:meta>
</office:document-meta>
</file>